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.88mm"/>
    </style:style>
    <style:style style:name="co2" style:family="table-column">
      <style:table-column-properties fo:break-before="auto" style:column-width="24.04mm"/>
    </style:style>
    <style:style style:name="co3" style:family="table-column">
      <style:table-column-properties fo:break-before="auto" style:column-width="32.76mm"/>
    </style:style>
    <style:style style:name="co4" style:family="table-column">
      <style:table-column-properties fo:break-before="auto" style:column-width="33.85mm"/>
    </style:style>
    <style:style style:name="co5" style:family="table-column">
      <style:table-column-properties fo:break-before="auto" style:column-width="14.78mm"/>
    </style:style>
    <style:style style:name="co6" style:family="table-column">
      <style:table-column-properties fo:break-before="auto" style:column-width="7.43mm"/>
    </style:style>
    <style:style style:name="co7" style:family="table-column">
      <style:table-column-properties fo:break-before="auto" style:column-width="6.35mm"/>
    </style:style>
    <style:style style:name="co8" style:family="table-column">
      <style:table-column-properties fo:break-before="auto" style:column-width="13.69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1"/>
  </office:automatic-styles>
  <office:body>
    <office:spreadsheet>
      <table:calculation-settings table:automatic-find-labels="false" table:use-regular-expressions="false" table:use-wildcards="true"/>
      <table:table table:name="mom_outpu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/>
          <table:table-cell office:value-type="string" calcext:value-type="string">
            <text:p>Stock</text:p>
          </table:table-cell>
          <table:table-cell office:value-type="string" calcext:value-type="string">
            <text:p>Average_Price</text:p>
          </table:table-cell>
          <table:table-cell office:value-type="string" calcext:value-type="string">
            <text:p>Profit</text:p>
          </table:table-cell>
          <table:table-cell office:value-type="string" calcext:value-type="string">
            <text:p>Signals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btdays</text:p>
          </table:table-cell>
          <table:table-cell office:value-type="string" calcext:value-type="string">
            <text:p>returns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BAJFINANCE</text:p>
          </table:table-cell>
          <table:table-cell office:value-type="float" office:value="2444.6928" calcext:value-type="float">
            <text:p>2444.6928</text:p>
          </table:table-cell>
          <table:table-cell office:value-type="float" office:value="965.75" calcext:value-type="float">
            <text:p>965.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50" calcext:value-type="float">
            <text:p>250</text:p>
          </table:table-cell>
          <table:table-cell table:formula="of:=[.D2]/[.C2]" office:value-type="float" office:value="0.395039409450545" calcext:value-type="float">
            <text:p>0.39503940945054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BAJFINANCE</text:p>
          </table:table-cell>
          <table:table-cell office:value-type="float" office:value="2444.6928" calcext:value-type="float">
            <text:p>2444.6928</text:p>
          </table:table-cell>
          <table:table-cell office:value-type="float" office:value="715.650000000001" calcext:value-type="float">
            <text:p>715.7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50" calcext:value-type="float">
            <text:p>250</text:p>
          </table:table-cell>
          <table:table-cell table:formula="of:=[.D3]/[.C3]" office:value-type="float" office:value="0.292736167096332" calcext:value-type="float">
            <text:p>0.29273616709633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ICICIBANK</text:p>
          </table:table-cell>
          <table:table-cell office:value-type="float" office:value="328.4256" calcext:value-type="float">
            <text:p>328.4256</text:p>
          </table:table-cell>
          <table:table-cell office:value-type="float" office:value="79.1000000000003" calcext:value-type="float">
            <text:p>79.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50" calcext:value-type="float">
            <text:p>250</text:p>
          </table:table-cell>
          <table:table-cell table:formula="of:=[.D4]/[.C4]" office:value-type="float" office:value="0.240846024183256" calcext:value-type="float">
            <text:p>0.24084602418325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AXISBANK</text:p>
          </table:table-cell>
          <table:table-cell office:value-type="float" office:value="608.645" calcext:value-type="float">
            <text:p>608.645</text:p>
          </table:table-cell>
          <table:table-cell office:value-type="float" office:value="142.9" calcext:value-type="float">
            <text:p>142.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50" calcext:value-type="float">
            <text:p>250</text:p>
          </table:table-cell>
          <table:table-cell table:formula="of:=[.D5]/[.C5]" office:value-type="float" office:value="0.23478382308242" calcext:value-type="float">
            <text:p>0.2347838230824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RELIANCE</text:p>
          </table:table-cell>
          <table:table-cell office:value-type="float" office:value="1126.4788" calcext:value-type="float">
            <text:p>1126.4788</text:p>
          </table:table-cell>
          <table:table-cell office:value-type="float" office:value="262.7" calcext:value-type="float">
            <text:p>262.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50" calcext:value-type="float">
            <text:p>250</text:p>
          </table:table-cell>
          <table:table-cell table:formula="of:=[.D6]/[.C6]" office:value-type="float" office:value="0.233204566299872" calcext:value-type="float">
            <text:p>0.23320456629987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PAGEIND</text:p>
          </table:table-cell>
          <table:table-cell office:value-type="float" office:value="26629.9254" calcext:value-type="float">
            <text:p>26629.9254</text:p>
          </table:table-cell>
          <table:table-cell office:value-type="float" office:value="6169.75" calcext:value-type="float">
            <text:p>6169.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50" calcext:value-type="float">
            <text:p>250</text:p>
          </table:table-cell>
          <table:table-cell table:formula="of:=[.D7]/[.C7]" office:value-type="float" office:value="0.231684839793055" calcext:value-type="float">
            <text:p>0.23168483979305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ASIANPAINT</text:p>
          </table:table-cell>
          <table:table-cell office:value-type="float" office:value="1332.2398" calcext:value-type="float">
            <text:p>1332.2398</text:p>
          </table:table-cell>
          <table:table-cell office:value-type="float" office:value="295.600000000001" calcext:value-type="float">
            <text:p>295.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50" calcext:value-type="float">
            <text:p>250</text:p>
          </table:table-cell>
          <table:table-cell table:formula="of:=[.D8]/[.C8]" office:value-type="float" office:value="0.22188197650303" calcext:value-type="float">
            <text:p>0.2218819765030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ELIANCE</text:p>
          </table:table-cell>
          <table:table-cell office:value-type="float" office:value="1126.4788" calcext:value-type="float">
            <text:p>1126.4788</text:p>
          </table:table-cell>
          <table:table-cell office:value-type="float" office:value="221.45" calcext:value-type="float">
            <text:p>221.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50" calcext:value-type="float">
            <text:p>250</text:p>
          </table:table-cell>
          <table:table-cell table:formula="of:=[.D9]/[.C9]" office:value-type="float" office:value="0.196586034286664" calcext:value-type="float">
            <text:p>0.19658603428666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CICIBANK</text:p>
          </table:table-cell>
          <table:table-cell office:value-type="float" office:value="328.4256" calcext:value-type="float">
            <text:p>328.4256</text:p>
          </table:table-cell>
          <table:table-cell office:value-type="float" office:value="57.65" calcext:value-type="float">
            <text:p>57.7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50" calcext:value-type="float">
            <text:p>250</text:p>
          </table:table-cell>
          <table:table-cell table:formula="of:=[.D10]/[.C10]" office:value-type="float" office:value="0.175534428497657" calcext:value-type="float">
            <text:p>0.17553442849765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TC</text:p>
          </table:table-cell>
          <table:table-cell office:value-type="float" office:value="283.5558" calcext:value-type="float">
            <text:p>283.5558</text:p>
          </table:table-cell>
          <table:table-cell office:value-type="float" office:value="48.2000000000001" calcext:value-type="float">
            <text:p>48.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50" calcext:value-type="float">
            <text:p>250</text:p>
          </table:table-cell>
          <table:table-cell table:formula="of:=[.D11]/[.C11]" office:value-type="float" office:value="0.169984179480723" calcext:value-type="float">
            <text:p>0.16998417948072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BIN</text:p>
          </table:table-cell>
          <table:table-cell office:value-type="float" office:value="278.0394" calcext:value-type="float">
            <text:p>278.0394</text:p>
          </table:table-cell>
          <table:table-cell office:value-type="float" office:value="46.1499999999999" calcext:value-type="float">
            <text:p>46.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50" calcext:value-type="float">
            <text:p>250</text:p>
          </table:table-cell>
          <table:table-cell table:formula="of:=[.D12]/[.C12]" office:value-type="float" office:value="0.165983669940303" calcext:value-type="float">
            <text:p>0.16598366994030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BAJFINANCE</text:p>
          </table:table-cell>
          <table:table-cell office:value-type="float" office:value="2444.6928" calcext:value-type="float">
            <text:p>2444.6928</text:p>
          </table:table-cell>
          <table:table-cell office:value-type="float" office:value="403.2" calcext:value-type="float">
            <text:p>403.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50" calcext:value-type="float">
            <text:p>250</text:p>
          </table:table-cell>
          <table:table-cell table:formula="of:=[.D13]/[.C13]" office:value-type="float" office:value="0.164928697789759" calcext:value-type="float">
            <text:p>0.164928697789759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MINDTREE</text:p>
          </table:table-cell>
          <table:table-cell office:value-type="float" office:value="947.437" calcext:value-type="float">
            <text:p>947.437</text:p>
          </table:table-cell>
          <table:table-cell office:value-type="float" office:value="145.4" calcext:value-type="float">
            <text:p>145.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50" calcext:value-type="float">
            <text:p>250</text:p>
          </table:table-cell>
          <table:table-cell table:formula="of:=[.D14]/[.C14]" office:value-type="float" office:value="0.153466668496164" calcext:value-type="float">
            <text:p>0.15346666849616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MARICO</text:p>
          </table:table-cell>
          <table:table-cell office:value-type="float" office:value="344.509" calcext:value-type="float">
            <text:p>344.509</text:p>
          </table:table-cell>
          <table:table-cell office:value-type="float" office:value="51.2" calcext:value-type="float">
            <text:p>51.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50" calcext:value-type="float">
            <text:p>250</text:p>
          </table:table-cell>
          <table:table-cell table:formula="of:=[.D15]/[.C15]" office:value-type="float" office:value="0.148617307530427" calcext:value-type="float">
            <text:p>0.14861730753042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OLPAL</text:p>
          </table:table-cell>
          <table:table-cell office:value-type="float" office:value="1189.8026" calcext:value-type="float">
            <text:p>1189.8026</text:p>
          </table:table-cell>
          <table:table-cell office:value-type="float" office:value="160.3" calcext:value-type="float">
            <text:p>160.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50" calcext:value-type="float">
            <text:p>250</text:p>
          </table:table-cell>
          <table:table-cell table:formula="of:=[.D16]/[.C16]" office:value-type="float" office:value="0.134728231388971" calcext:value-type="float">
            <text:p>0.13472823138897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ASIANPAINT</text:p>
          </table:table-cell>
          <table:table-cell office:value-type="float" office:value="1332.2398" calcext:value-type="float">
            <text:p>1332.2398</text:p>
          </table:table-cell>
          <table:table-cell office:value-type="float" office:value="176.7" calcext:value-type="float">
            <text:p>176.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50" calcext:value-type="float">
            <text:p>250</text:p>
          </table:table-cell>
          <table:table-cell table:formula="of:=[.D17]/[.C17]" office:value-type="float" office:value="0.132633779594334" calcext:value-type="float">
            <text:p>0.13263377959433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COLPAL</text:p>
          </table:table-cell>
          <table:table-cell office:value-type="float" office:value="1189.8026" calcext:value-type="float">
            <text:p>1189.8026</text:p>
          </table:table-cell>
          <table:table-cell office:value-type="float" office:value="149.75" calcext:value-type="float">
            <text:p>149.8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50" calcext:value-type="float">
            <text:p>250</text:p>
          </table:table-cell>
          <table:table-cell table:formula="of:=[.D18]/[.C18]" office:value-type="float" office:value="0.125861214288824" calcext:value-type="float">
            <text:p>0.12586121428882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HAVELLS</text:p>
          </table:table-cell>
          <table:table-cell office:value-type="float" office:value="638.6204" calcext:value-type="float">
            <text:p>638.6204</text:p>
          </table:table-cell>
          <table:table-cell office:value-type="float" office:value="78.1000000000006" calcext:value-type="float">
            <text:p>78.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50" calcext:value-type="float">
            <text:p>250</text:p>
          </table:table-cell>
          <table:table-cell table:formula="of:=[.D19]/[.C19]" office:value-type="float" office:value="0.122294871883204" calcext:value-type="float">
            <text:p>0.12229487188320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XISBANK</text:p>
          </table:table-cell>
          <table:table-cell office:value-type="float" office:value="608.645" calcext:value-type="float">
            <text:p>608.645</text:p>
          </table:table-cell>
          <table:table-cell office:value-type="float" office:value="73" calcext:value-type="float">
            <text:p>73.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50" calcext:value-type="float">
            <text:p>250</text:p>
          </table:table-cell>
          <table:table-cell table:formula="of:=[.D20]/[.C20]" office:value-type="float" office:value="0.119938552029508" calcext:value-type="float">
            <text:p>0.11993855202950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TITAN</text:p>
          </table:table-cell>
          <table:table-cell office:value-type="float" office:value="927.1788" calcext:value-type="float">
            <text:p>927.1788</text:p>
          </table:table-cell>
          <table:table-cell office:value-type="float" office:value="110.9" calcext:value-type="float">
            <text:p>110.9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50" calcext:value-type="float">
            <text:p>250</text:p>
          </table:table-cell>
          <table:table-cell table:formula="of:=[.D21]/[.C21]" office:value-type="float" office:value="0.119610155020801" calcext:value-type="float">
            <text:p>0.11961015502080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DIVISLAB</text:p>
          </table:table-cell>
          <table:table-cell office:value-type="float" office:value="1344.6898" calcext:value-type="float">
            <text:p>1344.6898</text:p>
          </table:table-cell>
          <table:table-cell office:value-type="float" office:value="159.45" calcext:value-type="float">
            <text:p>159.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50" calcext:value-type="float">
            <text:p>250</text:p>
          </table:table-cell>
          <table:table-cell table:formula="of:=[.D22]/[.C22]" office:value-type="float" office:value="0.118577533643819" calcext:value-type="float">
            <text:p>0.11857753364381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IPLA</text:p>
          </table:table-cell>
          <table:table-cell office:value-type="float" office:value="575.256" calcext:value-type="float">
            <text:p>575.256</text:p>
          </table:table-cell>
          <table:table-cell office:value-type="float" office:value="68.1" calcext:value-type="float">
            <text:p>68.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50" calcext:value-type="float">
            <text:p>250</text:p>
          </table:table-cell>
          <table:table-cell table:formula="of:=[.D23]/[.C23]" office:value-type="float" office:value="0.118382076849264" calcext:value-type="float">
            <text:p>0.11838207684926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MARICO</text:p>
          </table:table-cell>
          <table:table-cell office:value-type="float" office:value="344.509" calcext:value-type="float">
            <text:p>344.509</text:p>
          </table:table-cell>
          <table:table-cell office:value-type="float" office:value="39.15" calcext:value-type="float">
            <text:p>39.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50" calcext:value-type="float">
            <text:p>250</text:p>
          </table:table-cell>
          <table:table-cell table:formula="of:=[.D24]/[.C24]" office:value-type="float" office:value="0.113639991988598" calcext:value-type="float">
            <text:p>0.11363999198859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BIN</text:p>
          </table:table-cell>
          <table:table-cell office:value-type="float" office:value="278.0394" calcext:value-type="float">
            <text:p>278.0394</text:p>
          </table:table-cell>
          <table:table-cell office:value-type="float" office:value="30.7500000000001" calcext:value-type="float">
            <text:p>30.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50" calcext:value-type="float">
            <text:p>250</text:p>
          </table:table-cell>
          <table:table-cell table:formula="of:=[.D25]/[.C25]" office:value-type="float" office:value="0.110595836417429" calcext:value-type="float">
            <text:p>0.11059583641742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AVELLS</text:p>
          </table:table-cell>
          <table:table-cell office:value-type="float" office:value="638.6204" calcext:value-type="float">
            <text:p>638.6204</text:p>
          </table:table-cell>
          <table:table-cell office:value-type="float" office:value="66.2000000000007" calcext:value-type="float">
            <text:p>66.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50" calcext:value-type="float">
            <text:p>250</text:p>
          </table:table-cell>
          <table:table-cell table:formula="of:=[.D26]/[.C26]" office:value-type="float" office:value="0.103660954144278" calcext:value-type="float">
            <text:p>0.10366095414427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SIANPAINT</text:p>
          </table:table-cell>
          <table:table-cell office:value-type="float" office:value="1332.2398" calcext:value-type="float">
            <text:p>1332.2398</text:p>
          </table:table-cell>
          <table:table-cell office:value-type="float" office:value="135.5" calcext:value-type="float">
            <text:p>135.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50" calcext:value-type="float">
            <text:p>250</text:p>
          </table:table-cell>
          <table:table-cell table:formula="of:=[.D27]/[.C27]" office:value-type="float" office:value="0.101708416157512" calcext:value-type="float">
            <text:p>0.101708416157512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UPL</text:p>
          </table:table-cell>
          <table:table-cell office:value-type="float" office:value="727.7544" calcext:value-type="float">
            <text:p>727.7544</text:p>
          </table:table-cell>
          <table:table-cell office:value-type="float" office:value="73.2500000000011" calcext:value-type="float">
            <text:p>73.3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50" calcext:value-type="float">
            <text:p>250</text:p>
          </table:table-cell>
          <table:table-cell table:formula="of:=[.D28]/[.C28]" office:value-type="float" office:value="0.100652088122038" calcext:value-type="float">
            <text:p>0.10065208812203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IVISLAB</text:p>
          </table:table-cell>
          <table:table-cell office:value-type="float" office:value="1344.6898" calcext:value-type="float">
            <text:p>1344.6898</text:p>
          </table:table-cell>
          <table:table-cell office:value-type="float" office:value="126.549999999999" calcext:value-type="float">
            <text:p>126.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50" calcext:value-type="float">
            <text:p>250</text:p>
          </table:table-cell>
          <table:table-cell table:formula="of:=[.D29]/[.C29]" office:value-type="float" office:value="0.0941109243187532" calcext:value-type="float">
            <text:p>0.09411092431875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TITAN</text:p>
          </table:table-cell>
          <table:table-cell office:value-type="float" office:value="927.1788" calcext:value-type="float">
            <text:p>927.1788</text:p>
          </table:table-cell>
          <table:table-cell office:value-type="float" office:value="83.9999999999999" calcext:value-type="float">
            <text:p>84.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50" calcext:value-type="float">
            <text:p>250</text:p>
          </table:table-cell>
          <table:table-cell table:formula="of:=[.D30]/[.C30]" office:value-type="float" office:value="0.0905974122790555" calcext:value-type="float">
            <text:p>0.09059741227905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CIPLA</text:p>
          </table:table-cell>
          <table:table-cell office:value-type="float" office:value="575.256" calcext:value-type="float">
            <text:p>575.256</text:p>
          </table:table-cell>
          <table:table-cell office:value-type="float" office:value="49.7999999999998" calcext:value-type="float">
            <text:p>49.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50" calcext:value-type="float">
            <text:p>250</text:p>
          </table:table-cell>
          <table:table-cell table:formula="of:=[.D31]/[.C31]" office:value-type="float" office:value="0.0865701531144391" calcext:value-type="float">
            <text:p>0.08657015311443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PAGEIND</text:p>
          </table:table-cell>
          <table:table-cell office:value-type="float" office:value="26629.9254" calcext:value-type="float">
            <text:p>26629.9254</text:p>
          </table:table-cell>
          <table:table-cell office:value-type="float" office:value="2122.95" calcext:value-type="float">
            <text:p>2123.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50" calcext:value-type="float">
            <text:p>250</text:p>
          </table:table-cell>
          <table:table-cell table:formula="of:=[.D32]/[.C32]" office:value-type="float" office:value="0.0797204636555236" calcext:value-type="float">
            <text:p>0.07972046365552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NESTLEIND</text:p>
          </table:table-cell>
          <table:table-cell office:value-type="float" office:value="10263.876" calcext:value-type="float">
            <text:p>10263.876</text:p>
          </table:table-cell>
          <table:table-cell office:value-type="float" office:value="814.299999999999" calcext:value-type="float">
            <text:p>814.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50" calcext:value-type="float">
            <text:p>250</text:p>
          </table:table-cell>
          <table:table-cell table:formula="of:=[.D33]/[.C33]" office:value-type="float" office:value="0.0793365001681625" calcext:value-type="float">
            <text:p>0.07933650016816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MARICO</text:p>
          </table:table-cell>
          <table:table-cell office:value-type="float" office:value="344.509" calcext:value-type="float">
            <text:p>344.509</text:p>
          </table:table-cell>
          <table:table-cell office:value-type="float" office:value="25.7" calcext:value-type="float">
            <text:p>25.7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50" calcext:value-type="float">
            <text:p>250</text:p>
          </table:table-cell>
          <table:table-cell table:formula="of:=[.D34]/[.C34]" office:value-type="float" office:value="0.0745989219439842" calcext:value-type="float">
            <text:p>0.07459892194398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TC</text:p>
          </table:table-cell>
          <table:table-cell office:value-type="float" office:value="283.5558" calcext:value-type="float">
            <text:p>283.5558</text:p>
          </table:table-cell>
          <table:table-cell office:value-type="float" office:value="20.65" calcext:value-type="float">
            <text:p>20.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50" calcext:value-type="float">
            <text:p>250</text:p>
          </table:table-cell>
          <table:table-cell table:formula="of:=[.D35]/[.C35]" office:value-type="float" office:value="0.0728251723293969" calcext:value-type="float">
            <text:p>0.07282517232939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HINDUNILVR</text:p>
          </table:table-cell>
          <table:table-cell office:value-type="float" office:value="1667.2272" calcext:value-type="float">
            <text:p>1667.2272</text:p>
          </table:table-cell>
          <table:table-cell office:value-type="float" office:value="115.45" calcext:value-type="float">
            <text:p>115.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50" calcext:value-type="float">
            <text:p>250</text:p>
          </table:table-cell>
          <table:table-cell table:formula="of:=[.D36]/[.C36]" office:value-type="float" office:value="0.0692467109461744" calcext:value-type="float">
            <text:p>0.069246710946174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UPL</text:p>
          </table:table-cell>
          <table:table-cell office:value-type="float" office:value="727.7544" calcext:value-type="float">
            <text:p>727.7544</text:p>
          </table:table-cell>
          <table:table-cell office:value-type="float" office:value="49.4499999999999" calcext:value-type="float">
            <text:p>49.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50" calcext:value-type="float">
            <text:p>250</text:p>
          </table:table-cell>
          <table:table-cell table:formula="of:=[.D37]/[.C37]" office:value-type="float" office:value="0.0679487475445011" calcext:value-type="float">
            <text:p>0.06794874754450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HDFC</text:p>
          </table:table-cell>
          <table:table-cell office:value-type="float" office:value="1893.518" calcext:value-type="float">
            <text:p>1893.518</text:p>
          </table:table-cell>
          <table:table-cell office:value-type="float" office:value="126.500000000001" calcext:value-type="float">
            <text:p>126.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50" calcext:value-type="float">
            <text:p>250</text:p>
          </table:table-cell>
          <table:table-cell table:formula="of:=[.D38]/[.C38]" office:value-type="float" office:value="0.0668068642600708" calcext:value-type="float">
            <text:p>0.06680686426007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INDUNILVR</text:p>
          </table:table-cell>
          <table:table-cell office:value-type="float" office:value="1667.2272" calcext:value-type="float">
            <text:p>1667.2272</text:p>
          </table:table-cell>
          <table:table-cell office:value-type="float" office:value="110.85" calcext:value-type="float">
            <text:p>110.9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50" calcext:value-type="float">
            <text:p>250</text:p>
          </table:table-cell>
          <table:table-cell table:formula="of:=[.D39]/[.C39]" office:value-type="float" office:value="0.0664876388772927" calcext:value-type="float">
            <text:p>0.06648763887729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RELIANCE</text:p>
          </table:table-cell>
          <table:table-cell office:value-type="float" office:value="1126.4788" calcext:value-type="float">
            <text:p>1126.4788</text:p>
          </table:table-cell>
          <table:table-cell office:value-type="float" office:value="73.2499999999998" calcext:value-type="float">
            <text:p>73.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50" calcext:value-type="float">
            <text:p>250</text:p>
          </table:table-cell>
          <table:table-cell table:formula="of:=[.D40]/[.C40]" office:value-type="float" office:value="0.065025635635575" calcext:value-type="float">
            <text:p>0.06502563563557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DFC</text:p>
          </table:table-cell>
          <table:table-cell office:value-type="float" office:value="1893.518" calcext:value-type="float">
            <text:p>1893.518</text:p>
          </table:table-cell>
          <table:table-cell office:value-type="float" office:value="120.85" calcext:value-type="float">
            <text:p>120.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50" calcext:value-type="float">
            <text:p>250</text:p>
          </table:table-cell>
          <table:table-cell table:formula="of:=[.D41]/[.C41]" office:value-type="float" office:value="0.0638230003622886" calcext:value-type="float">
            <text:p>0.06382300036228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DFC</text:p>
          </table:table-cell>
          <table:table-cell office:value-type="float" office:value="1893.518" calcext:value-type="float">
            <text:p>1893.518</text:p>
          </table:table-cell>
          <table:table-cell office:value-type="float" office:value="119.550000000001" calcext:value-type="float">
            <text:p>119.6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50" calcext:value-type="float">
            <text:p>250</text:p>
          </table:table-cell>
          <table:table-cell table:formula="of:=[.D42]/[.C42]" office:value-type="float" office:value="0.0631364476070473" calcext:value-type="float">
            <text:p>0.06313644760704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PIDILITIND</text:p>
          </table:table-cell>
          <table:table-cell office:value-type="float" office:value="1099.1048" calcext:value-type="float">
            <text:p>1099.1048</text:p>
          </table:table-cell>
          <table:table-cell office:value-type="float" office:value="69.3499999999999" calcext:value-type="float">
            <text:p>69.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50" calcext:value-type="float">
            <text:p>250</text:p>
          </table:table-cell>
          <table:table-cell table:formula="of:=[.D43]/[.C43]" office:value-type="float" office:value="0.0630968038716599" calcext:value-type="float">
            <text:p>0.0630968038716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TITAN</text:p>
          </table:table-cell>
          <table:table-cell office:value-type="float" office:value="927.1788" calcext:value-type="float">
            <text:p>927.1788</text:p>
          </table:table-cell>
          <table:table-cell office:value-type="float" office:value="57.3499999999999" calcext:value-type="float">
            <text:p>57.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50" calcext:value-type="float">
            <text:p>250</text:p>
          </table:table-cell>
          <table:table-cell table:formula="of:=[.D44]/[.C44]" office:value-type="float" office:value="0.0618543046929027" calcext:value-type="float">
            <text:p>0.06185430469290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NESTLEIND</text:p>
          </table:table-cell>
          <table:table-cell office:value-type="float" office:value="10263.876" calcext:value-type="float">
            <text:p>10263.876</text:p>
          </table:table-cell>
          <table:table-cell office:value-type="float" office:value="632.5" calcext:value-type="float">
            <text:p>632.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50" calcext:value-type="float">
            <text:p>250</text:p>
          </table:table-cell>
          <table:table-cell table:formula="of:=[.D45]/[.C45]" office:value-type="float" office:value="0.0616238933517903" calcext:value-type="float">
            <text:p>0.0616238933517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SHREECEM</text:p>
          </table:table-cell>
          <table:table-cell office:value-type="float" office:value="16574.1756" calcext:value-type="float">
            <text:p>16574.1756</text:p>
          </table:table-cell>
          <table:table-cell office:value-type="float" office:value="877.549999999999" calcext:value-type="float">
            <text:p>877.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50" calcext:value-type="float">
            <text:p>250</text:p>
          </table:table-cell>
          <table:table-cell table:formula="of:=[.D46]/[.C46]" office:value-type="float" office:value="0.0529468265076182" calcext:value-type="float">
            <text:p>0.052946826507618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INDIGO</text:p>
          </table:table-cell>
          <table:table-cell office:value-type="float" office:value="1112.8518" calcext:value-type="float">
            <text:p>1112.8518</text:p>
          </table:table-cell>
          <table:table-cell office:value-type="float" office:value="58.2500000000005" calcext:value-type="float">
            <text:p>58.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50" calcext:value-type="float">
            <text:p>250</text:p>
          </table:table-cell>
          <table:table-cell table:formula="of:=[.D47]/[.C47]" office:value-type="float" office:value="0.0523429984118285" calcext:value-type="float">
            <text:p>0.052342998411829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CIPLA</text:p>
          </table:table-cell>
          <table:table-cell office:value-type="float" office:value="575.256" calcext:value-type="float">
            <text:p>575.256</text:p>
          </table:table-cell>
          <table:table-cell office:value-type="float" office:value="28.6999999999997" calcext:value-type="float">
            <text:p>28.7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50" calcext:value-type="float">
            <text:p>250</text:p>
          </table:table-cell>
          <table:table-cell table:formula="of:=[.D48]/[.C48]" office:value-type="float" office:value="0.0498908312125379" calcext:value-type="float">
            <text:p>0.04989083121253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SUPREMEIND</text:p>
          </table:table-cell>
          <table:table-cell office:value-type="float" office:value="1129.636" calcext:value-type="float">
            <text:p>1129.636</text:p>
          </table:table-cell>
          <table:table-cell office:value-type="float" office:value="54.6500000000006" calcext:value-type="float">
            <text:p>54.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50" calcext:value-type="float">
            <text:p>250</text:p>
          </table:table-cell>
          <table:table-cell table:formula="of:=[.D49]/[.C49]" office:value-type="float" office:value="0.0483784157020496" calcext:value-type="float">
            <text:p>0.0483784157020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INDUNILVR</text:p>
          </table:table-cell>
          <table:table-cell office:value-type="float" office:value="1667.2272" calcext:value-type="float">
            <text:p>1667.2272</text:p>
          </table:table-cell>
          <table:table-cell office:value-type="float" office:value="79.6999999999998" calcext:value-type="float">
            <text:p>79.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50" calcext:value-type="float">
            <text:p>250</text:p>
          </table:table-cell>
          <table:table-cell table:formula="of:=[.D50]/[.C50]" office:value-type="float" office:value="0.0478039225847562" calcext:value-type="float">
            <text:p>0.04780392258475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AUROPHARMA</text:p>
          </table:table-cell>
          <table:table-cell office:value-type="float" office:value="697.6198" calcext:value-type="float">
            <text:p>697.6198</text:p>
          </table:table-cell>
          <table:table-cell office:value-type="float" office:value="32.0500000000002" calcext:value-type="float">
            <text:p>32.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50" calcext:value-type="float">
            <text:p>250</text:p>
          </table:table-cell>
          <table:table-cell table:formula="of:=[.D51]/[.C51]" office:value-type="float" office:value="0.0459419299738915" calcext:value-type="float">
            <text:p>0.04594192997389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PAGEIND</text:p>
          </table:table-cell>
          <table:table-cell office:value-type="float" office:value="26629.9254" calcext:value-type="float">
            <text:p>26629.9254</text:p>
          </table:table-cell>
          <table:table-cell office:value-type="float" office:value="1219.55000000001" calcext:value-type="float">
            <text:p>1219.6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50" calcext:value-type="float">
            <text:p>250</text:p>
          </table:table-cell>
          <table:table-cell table:formula="of:=[.D52]/[.C52]" office:value-type="float" office:value="0.0457962229214509" calcext:value-type="float">
            <text:p>0.04579622292145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YESBANK</text:p>
          </table:table-cell>
          <table:table-cell office:value-type="float" office:value="273.141" calcext:value-type="float">
            <text:p>273.141</text:p>
          </table:table-cell>
          <table:table-cell office:value-type="float" office:value="10.75" calcext:value-type="float">
            <text:p>10.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50" calcext:value-type="float">
            <text:p>250</text:p>
          </table:table-cell>
          <table:table-cell table:formula="of:=[.D53]/[.C53]" office:value-type="float" office:value="0.0393569621550774" calcext:value-type="float">
            <text:p>0.03935696215507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COLPAL</text:p>
          </table:table-cell>
          <table:table-cell office:value-type="float" office:value="1189.8026" calcext:value-type="float">
            <text:p>1189.8026</text:p>
          </table:table-cell>
          <table:table-cell office:value-type="float" office:value="46.0999999999999" calcext:value-type="float">
            <text:p>46.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50" calcext:value-type="float">
            <text:p>250</text:p>
          </table:table-cell>
          <table:table-cell table:formula="of:=[.D54]/[.C54]" office:value-type="float" office:value="0.0387459230632038" calcext:value-type="float">
            <text:p>0.038745923063204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AUROPHARMA</text:p>
          </table:table-cell>
          <table:table-cell office:value-type="float" office:value="697.6198" calcext:value-type="float">
            <text:p>697.6198</text:p>
          </table:table-cell>
          <table:table-cell office:value-type="float" office:value="23.0000000000001" calcext:value-type="float">
            <text:p>23.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50" calcext:value-type="float">
            <text:p>250</text:p>
          </table:table-cell>
          <table:table-cell table:formula="of:=[.D55]/[.C55]" office:value-type="float" office:value="0.0329692477191732" calcext:value-type="float">
            <text:p>0.032969247719173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RBLBANK</text:p>
          </table:table-cell>
          <table:table-cell office:value-type="float" office:value="560.658" calcext:value-type="float">
            <text:p>560.658</text:p>
          </table:table-cell>
          <table:table-cell office:value-type="float" office:value="18.25" calcext:value-type="float">
            <text:p>18.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50" calcext:value-type="float">
            <text:p>250</text:p>
          </table:table-cell>
          <table:table-cell table:formula="of:=[.D56]/[.C56]" office:value-type="float" office:value="0.0325510382443486" calcext:value-type="float">
            <text:p>0.03255103824434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ITC</text:p>
          </table:table-cell>
          <table:table-cell office:value-type="float" office:value="283.5558" calcext:value-type="float">
            <text:p>283.5558</text:p>
          </table:table-cell>
          <table:table-cell office:value-type="float" office:value="8.35000000000002" calcext:value-type="float">
            <text:p>8.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50" calcext:value-type="float">
            <text:p>250</text:p>
          </table:table-cell>
          <table:table-cell table:formula="of:=[.D57]/[.C57]" office:value-type="float" office:value="0.0294474667772623" calcext:value-type="float">
            <text:p>0.02944746677726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YESBANK</text:p>
          </table:table-cell>
          <table:table-cell office:value-type="float" office:value="273.141" calcext:value-type="float">
            <text:p>273.141</text:p>
          </table:table-cell>
          <table:table-cell office:value-type="float" office:value="6.99999999999989" calcext:value-type="float">
            <text:p>7.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50" calcext:value-type="float">
            <text:p>250</text:p>
          </table:table-cell>
          <table:table-cell table:formula="of:=[.D58]/[.C58]" office:value-type="float" office:value="0.0256277893102826" calcext:value-type="float">
            <text:p>0.025627789310283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RBLBANK</text:p>
          </table:table-cell>
          <table:table-cell office:value-type="float" office:value="560.658" calcext:value-type="float">
            <text:p>560.658</text:p>
          </table:table-cell>
          <table:table-cell office:value-type="float" office:value="12.6500000000003" calcext:value-type="float">
            <text:p>12.7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50" calcext:value-type="float">
            <text:p>250</text:p>
          </table:table-cell>
          <table:table-cell table:formula="of:=[.D59]/[.C59]" office:value-type="float" office:value="0.0225627744543025" calcext:value-type="float">
            <text:p>0.022562774454303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AUROPHARMA</text:p>
          </table:table-cell>
          <table:table-cell office:value-type="float" office:value="697.6198" calcext:value-type="float">
            <text:p>697.6198</text:p>
          </table:table-cell>
          <table:table-cell office:value-type="float" office:value="14.9500000000005" calcext:value-type="float">
            <text:p>15.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50" calcext:value-type="float">
            <text:p>250</text:p>
          </table:table-cell>
          <table:table-cell table:formula="of:=[.D60]/[.C60]" office:value-type="float" office:value="0.0214300110174632" calcext:value-type="float">
            <text:p>0.02143001101746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PGHH</text:p>
          </table:table-cell>
          <table:table-cell office:value-type="float" office:value="9871.6578" calcext:value-type="float">
            <text:p>9871.6578</text:p>
          </table:table-cell>
          <table:table-cell office:value-type="float" office:value="175.749999999996" calcext:value-type="float">
            <text:p>175.7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50" calcext:value-type="float">
            <text:p>250</text:p>
          </table:table-cell>
          <table:table-cell table:formula="of:=[.D61]/[.C61]" office:value-type="float" office:value="0.0178034939582282" calcext:value-type="float">
            <text:p>0.01780349395822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PIDILITIND</text:p>
          </table:table-cell>
          <table:table-cell office:value-type="float" office:value="1099.1048" calcext:value-type="float">
            <text:p>1099.1048</text:p>
          </table:table-cell>
          <table:table-cell office:value-type="float" office:value="14.3999999999996" calcext:value-type="float">
            <text:p>14.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50" calcext:value-type="float">
            <text:p>250</text:p>
          </table:table-cell>
          <table:table-cell table:formula="of:=[.D62]/[.C62]" office:value-type="float" office:value="0.0131015713879146" calcext:value-type="float">
            <text:p>0.01310157138791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HAVELLS</text:p>
          </table:table-cell>
          <table:table-cell office:value-type="float" office:value="638.6204" calcext:value-type="float">
            <text:p>638.6204</text:p>
          </table:table-cell>
          <table:table-cell office:value-type="float" office:value="7.50000000000023" calcext:value-type="float">
            <text:p>7.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50" calcext:value-type="float">
            <text:p>250</text:p>
          </table:table-cell>
          <table:table-cell table:formula="of:=[.D63]/[.C63]" office:value-type="float" office:value="0.0117440658018445" calcext:value-type="float">
            <text:p>0.01174406580184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DRREDDY</text:p>
          </table:table-cell>
          <table:table-cell office:value-type="float" office:value="2420.5716" calcext:value-type="float">
            <text:p>2420.5716</text:p>
          </table:table-cell>
          <table:table-cell office:value-type="float" office:value="27.6499999999992" calcext:value-type="float">
            <text:p>27.6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50" calcext:value-type="float">
            <text:p>250</text:p>
          </table:table-cell>
          <table:table-cell table:formula="of:=[.D64]/[.C64]" office:value-type="float" office:value="0.0114229217594717" calcext:value-type="float">
            <text:p>0.011422921759472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SHREECEM</text:p>
          </table:table-cell>
          <table:table-cell office:value-type="float" office:value="16574.1756" calcext:value-type="float">
            <text:p>16574.1756</text:p>
          </table:table-cell>
          <table:table-cell office:value-type="float" office:value="163.050000000003" calcext:value-type="float">
            <text:p>163.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50" calcext:value-type="float">
            <text:p>250</text:p>
          </table:table-cell>
          <table:table-cell table:formula="of:=[.D65]/[.C65]" office:value-type="float" office:value="0.00983759337025504" calcext:value-type="float">
            <text:p>0.00983759337025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UPL</text:p>
          </table:table-cell>
          <table:table-cell office:value-type="float" office:value="727.7544" calcext:value-type="float">
            <text:p>727.7544</text:p>
          </table:table-cell>
          <table:table-cell office:value-type="float" office:value="6.34999999999991" calcext:value-type="float">
            <text:p>6.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50" calcext:value-type="float">
            <text:p>250</text:p>
          </table:table-cell>
          <table:table-cell table:formula="of:=[.D66]/[.C66]" office:value-type="float" office:value="0.00872547112047678" calcext:value-type="float">
            <text:p>0.00872547112047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DFCBANK</text:p>
          </table:table-cell>
          <table:table-cell office:value-type="float" office:value="2070.7994" calcext:value-type="float">
            <text:p>2070.7994</text:p>
          </table:table-cell>
          <table:table-cell office:value-type="float" office:value="16.7000000000012" calcext:value-type="float">
            <text:p>16.7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50" calcext:value-type="float">
            <text:p>250</text:p>
          </table:table-cell>
          <table:table-cell table:formula="of:=[.D67]/[.C67]" office:value-type="float" office:value="0.00806451846567136" calcext:value-type="float">
            <text:p>0.00806451846567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PGHH</text:p>
          </table:table-cell>
          <table:table-cell office:value-type="float" office:value="9871.6578" calcext:value-type="float">
            <text:p>9871.6578</text:p>
          </table:table-cell>
          <table:table-cell office:value-type="float" office:value="77.8000000000011" calcext:value-type="float">
            <text:p>77.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50" calcext:value-type="float">
            <text:p>250</text:p>
          </table:table-cell>
          <table:table-cell table:formula="of:=[.D68]/[.C68]" office:value-type="float" office:value="0.00788114839231979" calcext:value-type="float">
            <text:p>0.0078811483923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HDFCBANK</text:p>
          </table:table-cell>
          <table:table-cell office:value-type="float" office:value="2070.7994" calcext:value-type="float">
            <text:p>2070.7994</text:p>
          </table:table-cell>
          <table:table-cell office:value-type="float" office:value="13.9999999999986" calcext:value-type="float">
            <text:p>14.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50" calcext:value-type="float">
            <text:p>250</text:p>
          </table:table-cell>
          <table:table-cell table:formula="of:=[.D69]/[.C69]" office:value-type="float" office:value="0.00676067416283713" calcext:value-type="float">
            <text:p>0.00676067416283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CONCOR</text:p>
          </table:table-cell>
          <table:table-cell office:value-type="float" office:value="778.863" calcext:value-type="float">
            <text:p>778.863</text:p>
          </table:table-cell>
          <table:table-cell office:value-type="float" office:value="4.49999999999989" calcext:value-type="float">
            <text:p>4.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50" calcext:value-type="float">
            <text:p>250</text:p>
          </table:table-cell>
          <table:table-cell table:formula="of:=[.D70]/[.C70]" office:value-type="float" office:value="0.00577765280928724" calcext:value-type="float">
            <text:p>0.00577765280928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DFCBANK</text:p>
          </table:table-cell>
          <table:table-cell office:value-type="float" office:value="2070.7994" calcext:value-type="float">
            <text:p>2070.7994</text:p>
          </table:table-cell>
          <table:table-cell office:value-type="float" office:value="8.10000000000036" calcext:value-type="float">
            <text:p>8.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50" calcext:value-type="float">
            <text:p>250</text:p>
          </table:table-cell>
          <table:table-cell table:formula="of:=[.D71]/[.C71]" office:value-type="float" office:value="0.00391153290849918" calcext:value-type="float">
            <text:p>0.00391153290849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KOTAKBANK</text:p>
          </table:table-cell>
          <table:table-cell office:value-type="float" office:value="1248.2052" calcext:value-type="float">
            <text:p>1248.2052</text:p>
          </table:table-cell>
          <table:table-cell office:value-type="float" office:value="-3.00000000000045" calcext:value-type="float">
            <text:p>-3.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50" calcext:value-type="float">
            <text:p>250</text:p>
          </table:table-cell>
          <table:table-cell table:formula="of:=[.D72]/[.C72]" office:value-type="float" office:value="-0.00240345097104262" calcext:value-type="float">
            <text:p>-0.00240345097104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NESTLEIND</text:p>
          </table:table-cell>
          <table:table-cell office:value-type="float" office:value="10263.876" calcext:value-type="float">
            <text:p>10263.876</text:p>
          </table:table-cell>
          <table:table-cell office:value-type="float" office:value="-25.9499999999971" calcext:value-type="float">
            <text:p>-25.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50" calcext:value-type="float">
            <text:p>250</text:p>
          </table:table-cell>
          <table:table-cell table:formula="of:=[.D73]/[.C73]" office:value-type="float" office:value="-0.00252828463633009" calcext:value-type="float">
            <text:p>-0.0025282846363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TCS</text:p>
          </table:table-cell>
          <table:table-cell office:value-type="float" office:value="2179.7598" calcext:value-type="float">
            <text:p>2179.7598</text:p>
          </table:table-cell>
          <table:table-cell office:value-type="float" office:value="-5.60000000000014" calcext:value-type="float">
            <text:p>-5.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50" calcext:value-type="float">
            <text:p>250</text:p>
          </table:table-cell>
          <table:table-cell table:formula="of:=[.D74]/[.C74]" office:value-type="float" office:value="-0.00256909041078752" calcext:value-type="float">
            <text:p>-0.00256909041078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POWERGRID</text:p>
          </table:table-cell>
          <table:table-cell office:value-type="float" office:value="192.4472" calcext:value-type="float">
            <text:p>192.4472</text:p>
          </table:table-cell>
          <table:table-cell office:value-type="float" office:value="-0.750000000000028" calcext:value-type="float">
            <text:p>-0.8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50" calcext:value-type="float">
            <text:p>250</text:p>
          </table:table-cell>
          <table:table-cell table:formula="of:=[.D75]/[.C75]" office:value-type="float" office:value="-0.00389717283493877" calcext:value-type="float">
            <text:p>-0.00389717283493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MINDTREE</text:p>
          </table:table-cell>
          <table:table-cell office:value-type="float" office:value="947.437" calcext:value-type="float">
            <text:p>947.437</text:p>
          </table:table-cell>
          <table:table-cell office:value-type="float" office:value="-7.39999999999986" calcext:value-type="float">
            <text:p>-7.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50" calcext:value-type="float">
            <text:p>250</text:p>
          </table:table-cell>
          <table:table-cell table:formula="of:=[.D76]/[.C76]" office:value-type="float" office:value="-0.00781054571438509" calcext:value-type="float">
            <text:p>-0.00781054571438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TCS</text:p>
          </table:table-cell>
          <table:table-cell office:value-type="float" office:value="2179.7598" calcext:value-type="float">
            <text:p>2179.7598</text:p>
          </table:table-cell>
          <table:table-cell office:value-type="float" office:value="-25.0000000000007" calcext:value-type="float">
            <text:p>-25.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50" calcext:value-type="float">
            <text:p>250</text:p>
          </table:table-cell>
          <table:table-cell table:formula="of:=[.D77]/[.C77]" office:value-type="float" office:value="-0.0114691536195872" calcext:value-type="float">
            <text:p>-0.011469153619587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COALINDIA</text:p>
          </table:table-cell>
          <table:table-cell office:value-type="float" office:value="260.276" calcext:value-type="float">
            <text:p>260.276</text:p>
          </table:table-cell>
          <table:table-cell office:value-type="float" office:value="-3.40000000000001" calcext:value-type="float">
            <text:p>-3.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50" calcext:value-type="float">
            <text:p>250</text:p>
          </table:table-cell>
          <table:table-cell table:formula="of:=[.D78]/[.C78]" office:value-type="float" office:value="-0.0130630561404048" calcext:value-type="float">
            <text:p>-0.01306305614040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POWERGRID</text:p>
          </table:table-cell>
          <table:table-cell office:value-type="float" office:value="192.4472" calcext:value-type="float">
            <text:p>192.4472</text:p>
          </table:table-cell>
          <table:table-cell office:value-type="float" office:value="-3.09999999999999" calcext:value-type="float">
            <text:p>-3.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50" calcext:value-type="float">
            <text:p>250</text:p>
          </table:table-cell>
          <table:table-cell table:formula="of:=[.D79]/[.C79]" office:value-type="float" office:value="-0.0161083143844129" calcext:value-type="float">
            <text:p>-0.01610831438441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AXISBANK</text:p>
          </table:table-cell>
          <table:table-cell office:value-type="float" office:value="608.645" calcext:value-type="float">
            <text:p>608.645</text:p>
          </table:table-cell>
          <table:table-cell office:value-type="float" office:value="-10.1999999999999" calcext:value-type="float">
            <text:p>-10.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50" calcext:value-type="float">
            <text:p>250</text:p>
          </table:table-cell>
          <table:table-cell table:formula="of:=[.D80]/[.C80]" office:value-type="float" office:value="-0.0167585374068626" calcext:value-type="float">
            <text:p>-0.01675853740686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KOTAKBANK</text:p>
          </table:table-cell>
          <table:table-cell office:value-type="float" office:value="1248.2052" calcext:value-type="float">
            <text:p>1248.2052</text:p>
          </table:table-cell>
          <table:table-cell office:value-type="float" office:value="-22.4999999999998" calcext:value-type="float">
            <text:p>-22.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50" calcext:value-type="float">
            <text:p>250</text:p>
          </table:table-cell>
          <table:table-cell table:formula="of:=[.D81]/[.C81]" office:value-type="float" office:value="-0.0180258822828168" calcext:value-type="float">
            <text:p>-0.01802588228281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DIVISLAB</text:p>
          </table:table-cell>
          <table:table-cell office:value-type="float" office:value="1344.6898" calcext:value-type="float">
            <text:p>1344.6898</text:p>
          </table:table-cell>
          <table:table-cell office:value-type="float" office:value="-25.4999999999995" calcext:value-type="float">
            <text:p>-25.5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50" calcext:value-type="float">
            <text:p>250</text:p>
          </table:table-cell>
          <table:table-cell table:formula="of:=[.D82]/[.C82]" office:value-type="float" office:value="-0.0189634813917675" calcext:value-type="float">
            <text:p>-0.01896348139176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DRREDDY</text:p>
          </table:table-cell>
          <table:table-cell office:value-type="float" office:value="2420.5716" calcext:value-type="float">
            <text:p>2420.5716</text:p>
          </table:table-cell>
          <table:table-cell office:value-type="float" office:value="-46.4500000000007" calcext:value-type="float">
            <text:p>-46.5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50" calcext:value-type="float">
            <text:p>250</text:p>
          </table:table-cell>
          <table:table-cell table:formula="of:=[.D83]/[.C83]" office:value-type="float" office:value="-0.0191896823047914" calcext:value-type="float">
            <text:p>-0.01918968230479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COALINDIA</text:p>
          </table:table-cell>
          <table:table-cell office:value-type="float" office:value="260.276" calcext:value-type="float">
            <text:p>260.276</text:p>
          </table:table-cell>
          <table:table-cell office:value-type="float" office:value="-6.34999999999997" calcext:value-type="float">
            <text:p>-6.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50" calcext:value-type="float">
            <text:p>250</text:p>
          </table:table-cell>
          <table:table-cell table:formula="of:=[.D84]/[.C84]" office:value-type="float" office:value="-0.0243971783798735" calcext:value-type="float">
            <text:p>-0.024397178379874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FEDERALBNK</text:p>
          </table:table-cell>
          <table:table-cell office:value-type="float" office:value="85.7906" calcext:value-type="float">
            <text:p>85.7906</text:p>
          </table:table-cell>
          <table:table-cell office:value-type="float" office:value="-2.29999999999993" calcext:value-type="float">
            <text:p>-2.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50" calcext:value-type="float">
            <text:p>250</text:p>
          </table:table-cell>
          <table:table-cell table:formula="of:=[.D85]/[.C85]" office:value-type="float" office:value="-0.0268094639739077" calcext:value-type="float">
            <text:p>-0.02680946397390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LT</text:p>
          </table:table-cell>
          <table:table-cell office:value-type="float" office:value="1331.7668" calcext:value-type="float">
            <text:p>1331.7668</text:p>
          </table:table-cell>
          <table:table-cell office:value-type="float" office:value="-36.7499999999995" calcext:value-type="float">
            <text:p>-36.7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50" calcext:value-type="float">
            <text:p>250</text:p>
          </table:table-cell>
          <table:table-cell table:formula="of:=[.D86]/[.C86]" office:value-type="float" office:value="-0.0275949212730033" calcext:value-type="float">
            <text:p>-0.02759492127300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FINCABLES</text:p>
          </table:table-cell>
          <table:table-cell office:value-type="float" office:value="538.1516" calcext:value-type="float">
            <text:p>538.1516</text:p>
          </table:table-cell>
          <table:table-cell office:value-type="float" office:value="-16.3000000000001" calcext:value-type="float">
            <text:p>-16.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50" calcext:value-type="float">
            <text:p>250</text:p>
          </table:table-cell>
          <table:table-cell table:formula="of:=[.D87]/[.C87]" office:value-type="float" office:value="-0.03028886284088" calcext:value-type="float">
            <text:p>-0.0302888628408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UNPHARMA</text:p>
          </table:table-cell>
          <table:table-cell office:value-type="float" office:value="517.0192" calcext:value-type="float">
            <text:p>517.0192</text:p>
          </table:table-cell>
          <table:table-cell office:value-type="float" office:value="-17.3499999999994" calcext:value-type="float">
            <text:p>-17.3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50" calcext:value-type="float">
            <text:p>250</text:p>
          </table:table-cell>
          <table:table-cell table:formula="of:=[.D88]/[.C88]" office:value-type="float" office:value="-0.0335577479521058" calcext:value-type="float">
            <text:p>-0.033557747952106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SHREECEM</text:p>
          </table:table-cell>
          <table:table-cell office:value-type="float" office:value="16574.1756" calcext:value-type="float">
            <text:p>16574.1756</text:p>
          </table:table-cell>
          <table:table-cell office:value-type="float" office:value="-570.4" calcext:value-type="float">
            <text:p>-570.4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50" calcext:value-type="float">
            <text:p>250</text:p>
          </table:table-cell>
          <table:table-cell table:formula="of:=[.D89]/[.C89]" office:value-type="float" office:value="-0.0344149847187573" calcext:value-type="float">
            <text:p>-0.03441498471875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TATACHEM</text:p>
          </table:table-cell>
          <table:table-cell office:value-type="float" office:value="685.065" calcext:value-type="float">
            <text:p>685.065</text:p>
          </table:table-cell>
          <table:table-cell office:value-type="float" office:value="-24.3500000000002" calcext:value-type="float">
            <text:p>-24.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50" calcext:value-type="float">
            <text:p>250</text:p>
          </table:table-cell>
          <table:table-cell table:formula="of:=[.D90]/[.C90]" office:value-type="float" office:value="-0.0355440724602779" calcext:value-type="float">
            <text:p>-0.03554407246027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SUPREMEIND</text:p>
          </table:table-cell>
          <table:table-cell office:value-type="float" office:value="1129.636" calcext:value-type="float">
            <text:p>1129.636</text:p>
          </table:table-cell>
          <table:table-cell office:value-type="float" office:value="-43.1000000000001" calcext:value-type="float">
            <text:p>-43.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50" calcext:value-type="float">
            <text:p>250</text:p>
          </table:table-cell>
          <table:table-cell table:formula="of:=[.D91]/[.C91]" office:value-type="float" office:value="-0.0381538831977735" calcext:value-type="float">
            <text:p>-0.03815388319777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INDUSINDBK</text:p>
          </table:table-cell>
          <table:table-cell office:value-type="float" office:value="1731.484" calcext:value-type="float">
            <text:p>1731.484</text:p>
          </table:table-cell>
          <table:table-cell office:value-type="float" office:value="-70.1499999999999" calcext:value-type="float">
            <text:p>-70.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50" calcext:value-type="float">
            <text:p>250</text:p>
          </table:table-cell>
          <table:table-cell table:formula="of:=[.D92]/[.C92]" office:value-type="float" office:value="-0.0405143795726671" calcext:value-type="float">
            <text:p>-0.04051437957266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CONCOR</text:p>
          </table:table-cell>
          <table:table-cell office:value-type="float" office:value="778.863" calcext:value-type="float">
            <text:p>778.863</text:p>
          </table:table-cell>
          <table:table-cell office:value-type="float" office:value="-32.6499999999999" calcext:value-type="float">
            <text:p>-32.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50" calcext:value-type="float">
            <text:p>250</text:p>
          </table:table-cell>
          <table:table-cell table:formula="of:=[.D93]/[.C93]" office:value-type="float" office:value="-0.0419200809384961" calcext:value-type="float">
            <text:p>-0.04192008093849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UNPHARMA</text:p>
          </table:table-cell>
          <table:table-cell office:value-type="float" office:value="517.0192" calcext:value-type="float">
            <text:p>517.0192</text:p>
          </table:table-cell>
          <table:table-cell office:value-type="float" office:value="-22.6" calcext:value-type="float">
            <text:p>-22.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50" calcext:value-type="float">
            <text:p>250</text:p>
          </table:table-cell>
          <table:table-cell table:formula="of:=[.D94]/[.C94]" office:value-type="float" office:value="-0.0437121097243584" calcext:value-type="float">
            <text:p>-0.04371210972435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YESBANK</text:p>
          </table:table-cell>
          <table:table-cell office:value-type="float" office:value="273.141" calcext:value-type="float">
            <text:p>273.141</text:p>
          </table:table-cell>
          <table:table-cell office:value-type="float" office:value="-12.3499999999998" calcext:value-type="float">
            <text:p>-12.3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50" calcext:value-type="float">
            <text:p>250</text:p>
          </table:table-cell>
          <table:table-cell table:formula="of:=[.D95]/[.C95]" office:value-type="float" office:value="-0.0452147425688555" calcext:value-type="float">
            <text:p>-0.045214742568856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FEDERALBNK</text:p>
          </table:table-cell>
          <table:table-cell office:value-type="float" office:value="85.7906" calcext:value-type="float">
            <text:p>85.7906</text:p>
          </table:table-cell>
          <table:table-cell office:value-type="float" office:value="-4.10000000000001" calcext:value-type="float">
            <text:p>-4.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50" calcext:value-type="float">
            <text:p>250</text:p>
          </table:table-cell>
          <table:table-cell table:formula="of:=[.D96]/[.C96]" office:value-type="float" office:value="-0.0477907836056632" calcext:value-type="float">
            <text:p>-0.04779078360566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ICICIBANK</text:p>
          </table:table-cell>
          <table:table-cell office:value-type="float" office:value="328.4256" calcext:value-type="float">
            <text:p>328.4256</text:p>
          </table:table-cell>
          <table:table-cell office:value-type="float" office:value="-16.85" calcext:value-type="float">
            <text:p>-16.9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50" calcext:value-type="float">
            <text:p>250</text:p>
          </table:table-cell>
          <table:table-cell table:formula="of:=[.D97]/[.C97]" office:value-type="float" office:value="-0.051305379361414" calcext:value-type="float">
            <text:p>-0.05130537936141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LT</text:p>
          </table:table-cell>
          <table:table-cell office:value-type="float" office:value="1331.7668" calcext:value-type="float">
            <text:p>1331.7668</text:p>
          </table:table-cell>
          <table:table-cell office:value-type="float" office:value="-68.6500000000001" calcext:value-type="float">
            <text:p>-68.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50" calcext:value-type="float">
            <text:p>250</text:p>
          </table:table-cell>
          <table:table-cell table:formula="of:=[.D98]/[.C98]" office:value-type="float" office:value="-0.0515480638201824" calcext:value-type="float">
            <text:p>-0.05154806382018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KOTAKBANK</text:p>
          </table:table-cell>
          <table:table-cell office:value-type="float" office:value="1248.2052" calcext:value-type="float">
            <text:p>1248.2052</text:p>
          </table:table-cell>
          <table:table-cell office:value-type="float" office:value="-65.0500000000002" calcext:value-type="float">
            <text:p>-65.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50" calcext:value-type="float">
            <text:p>250</text:p>
          </table:table-cell>
          <table:table-cell table:formula="of:=[.D99]/[.C99]" office:value-type="float" office:value="-0.0521148285554331" calcext:value-type="float">
            <text:p>-0.05211482855543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FEDERALBNK</text:p>
          </table:table-cell>
          <table:table-cell office:value-type="float" office:value="85.7906" calcext:value-type="float">
            <text:p>85.7906</text:p>
          </table:table-cell>
          <table:table-cell office:value-type="float" office:value="-4.69999999999997" calcext:value-type="float">
            <text:p>-4.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50" calcext:value-type="float">
            <text:p>250</text:p>
          </table:table-cell>
          <table:table-cell table:formula="of:=[.D100]/[.C100]" office:value-type="float" office:value="-0.0547845568162476" calcext:value-type="float">
            <text:p>-0.05478455681624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PGHH</text:p>
          </table:table-cell>
          <table:table-cell office:value-type="float" office:value="9871.6578" calcext:value-type="float">
            <text:p>9871.6578</text:p>
          </table:table-cell>
          <table:table-cell office:value-type="float" office:value="-556.85" calcext:value-type="float">
            <text:p>-556.9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50" calcext:value-type="float">
            <text:p>250</text:p>
          </table:table-cell>
          <table:table-cell table:formula="of:=[.D101]/[.C101]" office:value-type="float" office:value="-0.0564089650676506" calcext:value-type="float">
            <text:p>-0.05640896506765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NTPC</text:p>
          </table:table-cell>
          <table:table-cell office:value-type="float" office:value="154.9988" calcext:value-type="float">
            <text:p>154.9988</text:p>
          </table:table-cell>
          <table:table-cell office:value-type="float" office:value="-9.30000000000001" calcext:value-type="float">
            <text:p>-9.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50" calcext:value-type="float">
            <text:p>250</text:p>
          </table:table-cell>
          <table:table-cell table:formula="of:=[.D102]/[.C102]" office:value-type="float" office:value="-0.0600004645197254" calcext:value-type="float">
            <text:p>-0.06000046451972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NTPC</text:p>
          </table:table-cell>
          <table:table-cell office:value-type="float" office:value="154.9988" calcext:value-type="float">
            <text:p>154.9988</text:p>
          </table:table-cell>
          <table:table-cell office:value-type="float" office:value="-9.74999999999997" calcext:value-type="float">
            <text:p>-9.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50" calcext:value-type="float">
            <text:p>250</text:p>
          </table:table-cell>
          <table:table-cell table:formula="of:=[.D103]/[.C103]" office:value-type="float" office:value="-0.0629037128029376" calcext:value-type="float">
            <text:p>-0.062903712802938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LT</text:p>
          </table:table-cell>
          <table:table-cell office:value-type="float" office:value="1331.7668" calcext:value-type="float">
            <text:p>1331.7668</text:p>
          </table:table-cell>
          <table:table-cell office:value-type="float" office:value="-88.6500000000001" calcext:value-type="float">
            <text:p>-88.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50" calcext:value-type="float">
            <text:p>250</text:p>
          </table:table-cell>
          <table:table-cell table:formula="of:=[.D104]/[.C104]" office:value-type="float" office:value="-0.0665657080503885" calcext:value-type="float">
            <text:p>-0.066565708050389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TATACHEM</text:p>
          </table:table-cell>
          <table:table-cell office:value-type="float" office:value="685.065" calcext:value-type="float">
            <text:p>685.065</text:p>
          </table:table-cell>
          <table:table-cell office:value-type="float" office:value="-47.0000000000005" calcext:value-type="float">
            <text:p>-47.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50" calcext:value-type="float">
            <text:p>250</text:p>
          </table:table-cell>
          <table:table-cell table:formula="of:=[.D105]/[.C105]" office:value-type="float" office:value="-0.0686066285680928" calcext:value-type="float">
            <text:p>-0.06860662856809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GILLETTE</text:p>
          </table:table-cell>
          <table:table-cell office:value-type="float" office:value="6547.5834" calcext:value-type="float">
            <text:p>6547.5834</text:p>
          </table:table-cell>
          <table:table-cell office:value-type="float" office:value="-463.099999999999" calcext:value-type="float">
            <text:p>-463.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50" calcext:value-type="float">
            <text:p>250</text:p>
          </table:table-cell>
          <table:table-cell table:formula="of:=[.D106]/[.C106]" office:value-type="float" office:value="-0.0707283850710475" calcext:value-type="float">
            <text:p>-0.07072838507104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BIN</text:p>
          </table:table-cell>
          <table:table-cell office:value-type="float" office:value="278.0394" calcext:value-type="float">
            <text:p>278.0394</text:p>
          </table:table-cell>
          <table:table-cell office:value-type="float" office:value="-20.2" calcext:value-type="float">
            <text:p>-20.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50" calcext:value-type="float">
            <text:p>250</text:p>
          </table:table-cell>
          <table:table-cell table:formula="of:=[.D107]/[.C107]" office:value-type="float" office:value="-0.0726515738416929" calcext:value-type="float">
            <text:p>-0.07265157384169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POWERGRID</text:p>
          </table:table-cell>
          <table:table-cell office:value-type="float" office:value="192.4472" calcext:value-type="float">
            <text:p>192.4472</text:p>
          </table:table-cell>
          <table:table-cell office:value-type="float" office:value="-14.45" calcext:value-type="float">
            <text:p>-14.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50" calcext:value-type="float">
            <text:p>250</text:p>
          </table:table-cell>
          <table:table-cell table:formula="of:=[.D108]/[.C108]" office:value-type="float" office:value="-0.0750855299531506" calcext:value-type="float">
            <text:p>-0.07508552995315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GILLETTE</text:p>
          </table:table-cell>
          <table:table-cell office:value-type="float" office:value="6547.5834" calcext:value-type="float">
            <text:p>6547.5834</text:p>
          </table:table-cell>
          <table:table-cell office:value-type="float" office:value="-502.549999999996" calcext:value-type="float">
            <text:p>-502.5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50" calcext:value-type="float">
            <text:p>250</text:p>
          </table:table-cell>
          <table:table-cell table:formula="of:=[.D109]/[.C109]" office:value-type="float" office:value="-0.0767535087831024" calcext:value-type="float">
            <text:p>-0.07675350878310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INDIGO</text:p>
          </table:table-cell>
          <table:table-cell office:value-type="float" office:value="1112.8518" calcext:value-type="float">
            <text:p>1112.8518</text:p>
          </table:table-cell>
          <table:table-cell office:value-type="float" office:value="-86.25" calcext:value-type="float">
            <text:p>-86.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50" calcext:value-type="float">
            <text:p>250</text:p>
          </table:table-cell>
          <table:table-cell table:formula="of:=[.D110]/[.C110]" office:value-type="float" office:value="-0.0775035813394021" calcext:value-type="float">
            <text:p>-0.077503581339402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RBLBANK</text:p>
          </table:table-cell>
          <table:table-cell office:value-type="float" office:value="560.658" calcext:value-type="float">
            <text:p>560.658</text:p>
          </table:table-cell>
          <table:table-cell office:value-type="float" office:value="-43.8499999999996" calcext:value-type="float">
            <text:p>-43.8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50" calcext:value-type="float">
            <text:p>250</text:p>
          </table:table-cell>
          <table:table-cell table:formula="of:=[.D111]/[.C111]" office:value-type="float" office:value="-0.0782116727131328" calcext:value-type="float">
            <text:p>-0.07821167271313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JUBLFOOD</text:p>
          </table:table-cell>
          <table:table-cell office:value-type="float" office:value="1581.1284" calcext:value-type="float">
            <text:p>1581.1284</text:p>
          </table:table-cell>
          <table:table-cell office:value-type="float" office:value="-126.6" calcext:value-type="float">
            <text:p>-126.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50" calcext:value-type="float">
            <text:p>250</text:p>
          </table:table-cell>
          <table:table-cell table:formula="of:=[.D112]/[.C112]" office:value-type="float" office:value="-0.0800693985384109" calcext:value-type="float">
            <text:p>-0.08006939853841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TATACHEM</text:p>
          </table:table-cell>
          <table:table-cell office:value-type="float" office:value="685.065" calcext:value-type="float">
            <text:p>685.065</text:p>
          </table:table-cell>
          <table:table-cell office:value-type="float" office:value="-56.3000000000001" calcext:value-type="float">
            <text:p>-56.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50" calcext:value-type="float">
            <text:p>250</text:p>
          </table:table-cell>
          <table:table-cell table:formula="of:=[.D113]/[.C113]" office:value-type="float" office:value="-0.0821819827315658" calcext:value-type="float">
            <text:p>-0.082181982731566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AMBUJACEM</text:p>
          </table:table-cell>
          <table:table-cell office:value-type="float" office:value="217.522" calcext:value-type="float">
            <text:p>217.522</text:p>
          </table:table-cell>
          <table:table-cell office:value-type="float" office:value="-18.4" calcext:value-type="float">
            <text:p>-18.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50" calcext:value-type="float">
            <text:p>250</text:p>
          </table:table-cell>
          <table:table-cell table:formula="of:=[.D114]/[.C114]" office:value-type="float" office:value="-0.0845891450060224" calcext:value-type="float">
            <text:p>-0.08458914500602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NTPC</text:p>
          </table:table-cell>
          <table:table-cell office:value-type="float" office:value="154.9988" calcext:value-type="float">
            <text:p>154.9988</text:p>
          </table:table-cell>
          <table:table-cell office:value-type="float" office:value="-13.1499999999999" calcext:value-type="float">
            <text:p>-13.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50" calcext:value-type="float">
            <text:p>250</text:p>
          </table:table-cell>
          <table:table-cell table:formula="of:=[.D115]/[.C115]" office:value-type="float" office:value="-0.0848393664983204" calcext:value-type="float">
            <text:p>-0.08483936649832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FINCABLES</text:p>
          </table:table-cell>
          <table:table-cell office:value-type="float" office:value="538.1516" calcext:value-type="float">
            <text:p>538.1516</text:p>
          </table:table-cell>
          <table:table-cell office:value-type="float" office:value="-48.1500000000001" calcext:value-type="float">
            <text:p>-48.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50" calcext:value-type="float">
            <text:p>250</text:p>
          </table:table-cell>
          <table:table-cell table:formula="of:=[.D116]/[.C116]" office:value-type="float" office:value="-0.0894729291894703" calcext:value-type="float">
            <text:p>-0.0894729291894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GILLETTE</text:p>
          </table:table-cell>
          <table:table-cell office:value-type="float" office:value="6547.5834" calcext:value-type="float">
            <text:p>6547.5834</text:p>
          </table:table-cell>
          <table:table-cell office:value-type="float" office:value="-587.100000000004" calcext:value-type="float">
            <text:p>-587.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50" calcext:value-type="float">
            <text:p>250</text:p>
          </table:table-cell>
          <table:table-cell table:formula="of:=[.D117]/[.C117]" office:value-type="float" office:value="-0.0896666699961399" calcext:value-type="float">
            <text:p>-0.0896666699961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TATASTEEL</text:p>
          </table:table-cell>
          <table:table-cell office:value-type="float" office:value="548.3656" calcext:value-type="float">
            <text:p>548.3656</text:p>
          </table:table-cell>
          <table:table-cell office:value-type="float" office:value="-51.0499999999997" calcext:value-type="float">
            <text:p>-51.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50" calcext:value-type="float">
            <text:p>250</text:p>
          </table:table-cell>
          <table:table-cell table:formula="of:=[.D118]/[.C118]" office:value-type="float" office:value="-0.0930948257877587" calcext:value-type="float">
            <text:p>-0.093094825787759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MRF</text:p>
          </table:table-cell>
          <table:table-cell office:value-type="float" office:value="68552.8852" calcext:value-type="float">
            <text:p>68552.8852</text:p>
          </table:table-cell>
          <table:table-cell office:value-type="float" office:value="-6529.80000000004" calcext:value-type="float">
            <text:p>-6529.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50" calcext:value-type="float">
            <text:p>250</text:p>
          </table:table-cell>
          <table:table-cell table:formula="of:=[.D119]/[.C119]" office:value-type="float" office:value="-0.0952520084450076" calcext:value-type="float">
            <text:p>-0.09525200844500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ZEEL</text:p>
          </table:table-cell>
          <table:table-cell office:value-type="float" office:value="489.649" calcext:value-type="float">
            <text:p>489.649</text:p>
          </table:table-cell>
          <table:table-cell office:value-type="float" office:value="-47.3500000000002" calcext:value-type="float">
            <text:p>-47.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50" calcext:value-type="float">
            <text:p>250</text:p>
          </table:table-cell>
          <table:table-cell table:formula="of:=[.D120]/[.C120]" office:value-type="float" office:value="-0.0967019232143846" calcext:value-type="float">
            <text:p>-0.096701923214385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GRASIM</text:p>
          </table:table-cell>
          <table:table-cell office:value-type="float" office:value="924.405" calcext:value-type="float">
            <text:p>924.405</text:p>
          </table:table-cell>
          <table:table-cell office:value-type="float" office:value="-95.8000000000002" calcext:value-type="float">
            <text:p>-95.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50" calcext:value-type="float">
            <text:p>250</text:p>
          </table:table-cell>
          <table:table-cell table:formula="of:=[.D121]/[.C121]" office:value-type="float" office:value="-0.103634229585517" calcext:value-type="float">
            <text:p>-0.10363422958551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PIDILITIND</text:p>
          </table:table-cell>
          <table:table-cell office:value-type="float" office:value="1099.1048" calcext:value-type="float">
            <text:p>1099.1048</text:p>
          </table:table-cell>
          <table:table-cell office:value-type="float" office:value="-114.55" calcext:value-type="float">
            <text:p>-114.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50" calcext:value-type="float">
            <text:p>250</text:p>
          </table:table-cell>
          <table:table-cell table:formula="of:=[.D122]/[.C122]" office:value-type="float" office:value="-0.104221180728171" calcext:value-type="float">
            <text:p>-0.10422118072817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FRETAIL</text:p>
          </table:table-cell>
          <table:table-cell office:value-type="float" office:value="512.8658" calcext:value-type="float">
            <text:p>512.8658</text:p>
          </table:table-cell>
          <table:table-cell office:value-type="float" office:value="-53.6" calcext:value-type="float">
            <text:p>-53.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50" calcext:value-type="float">
            <text:p>250</text:p>
          </table:table-cell>
          <table:table-cell table:formula="of:=[.D123]/[.C123]" office:value-type="float" office:value="-0.104510770653844" calcext:value-type="float">
            <text:p>-0.10451077065384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MOTHERSUMI</text:p>
          </table:table-cell>
          <table:table-cell office:value-type="float" office:value="237.7122" calcext:value-type="float">
            <text:p>237.7122</text:p>
          </table:table-cell>
          <table:table-cell office:value-type="float" office:value="-25" calcext:value-type="float">
            <text:p>-25.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50" calcext:value-type="float">
            <text:p>250</text:p>
          </table:table-cell>
          <table:table-cell table:formula="of:=[.D124]/[.C124]" office:value-type="float" office:value="-0.105169191989305" calcext:value-type="float">
            <text:p>-0.10516919198930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SUNPHARMA</text:p>
          </table:table-cell>
          <table:table-cell office:value-type="float" office:value="517.0192" calcext:value-type="float">
            <text:p>517.0192</text:p>
          </table:table-cell>
          <table:table-cell office:value-type="float" office:value="-55.8000000000002" calcext:value-type="float">
            <text:p>-55.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50" calcext:value-type="float">
            <text:p>250</text:p>
          </table:table-cell>
          <table:table-cell table:formula="of:=[.D125]/[.C125]" office:value-type="float" office:value="-0.10792635940793" calcext:value-type="float">
            <text:p>-0.10792635940793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ZEEL</text:p>
          </table:table-cell>
          <table:table-cell office:value-type="float" office:value="489.649" calcext:value-type="float">
            <text:p>489.649</text:p>
          </table:table-cell>
          <table:table-cell office:value-type="float" office:value="-53.3000000000001" calcext:value-type="float">
            <text:p>-53.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50" calcext:value-type="float">
            <text:p>250</text:p>
          </table:table-cell>
          <table:table-cell table:formula="of:=[.D126]/[.C126]" office:value-type="float" office:value="-0.108853484843225" calcext:value-type="float">
            <text:p>-0.10885348484322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CADILAHC</text:p>
          </table:table-cell>
          <table:table-cell office:value-type="float" office:value="364.3376" calcext:value-type="float">
            <text:p>364.3376</text:p>
          </table:table-cell>
          <table:table-cell office:value-type="float" office:value="-40.7999999999997" calcext:value-type="float">
            <text:p>-40.8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50" calcext:value-type="float">
            <text:p>250</text:p>
          </table:table-cell>
          <table:table-cell table:formula="of:=[.D127]/[.C127]" office:value-type="float" office:value="-0.11198404995806" calcext:value-type="float">
            <text:p>-0.1119840499580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CONCOR</text:p>
          </table:table-cell>
          <table:table-cell office:value-type="float" office:value="778.863" calcext:value-type="float">
            <text:p>778.863</text:p>
          </table:table-cell>
          <table:table-cell office:value-type="float" office:value="-88.1499999999999" calcext:value-type="float">
            <text:p>-88.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50" calcext:value-type="float">
            <text:p>250</text:p>
          </table:table-cell>
          <table:table-cell table:formula="of:=[.D128]/[.C128]" office:value-type="float" office:value="-0.113177798919707" calcext:value-type="float">
            <text:p>-0.11317779891970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MRF</text:p>
          </table:table-cell>
          <table:table-cell office:value-type="float" office:value="68552.8852" calcext:value-type="float">
            <text:p>68552.8852</text:p>
          </table:table-cell>
          <table:table-cell office:value-type="float" office:value="-7771.19999999999" calcext:value-type="float">
            <text:p>-7771.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50" calcext:value-type="float">
            <text:p>250</text:p>
          </table:table-cell>
          <table:table-cell table:formula="of:=[.D129]/[.C129]" office:value-type="float" office:value="-0.113360655460786" calcext:value-type="float">
            <text:p>-0.113360655460786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AMBUJACEM</text:p>
          </table:table-cell>
          <table:table-cell office:value-type="float" office:value="217.522" calcext:value-type="float">
            <text:p>217.522</text:p>
          </table:table-cell>
          <table:table-cell office:value-type="float" office:value="-24.6999999999997" calcext:value-type="float">
            <text:p>-24.7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50" calcext:value-type="float">
            <text:p>250</text:p>
          </table:table-cell>
          <table:table-cell table:formula="of:=[.D130]/[.C130]" office:value-type="float" office:value="-0.113551732698301" calcext:value-type="float">
            <text:p>-0.11355173269830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FRETAIL</text:p>
          </table:table-cell>
          <table:table-cell office:value-type="float" office:value="512.8658" calcext:value-type="float">
            <text:p>512.8658</text:p>
          </table:table-cell>
          <table:table-cell office:value-type="float" office:value="-60.1499999999998" calcext:value-type="float">
            <text:p>-60.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50" calcext:value-type="float">
            <text:p>250</text:p>
          </table:table-cell>
          <table:table-cell table:formula="of:=[.D131]/[.C131]" office:value-type="float" office:value="-0.117282142813968" calcext:value-type="float">
            <text:p>-0.117282142813968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AMBUJACEM</text:p>
          </table:table-cell>
          <table:table-cell office:value-type="float" office:value="217.522" calcext:value-type="float">
            <text:p>217.522</text:p>
          </table:table-cell>
          <table:table-cell office:value-type="float" office:value="-27.2" calcext:value-type="float">
            <text:p>-27.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50" calcext:value-type="float">
            <text:p>250</text:p>
          </table:table-cell>
          <table:table-cell table:formula="of:=[.D132]/[.C132]" office:value-type="float" office:value="-0.125044823052381" calcext:value-type="float">
            <text:p>-0.125044823052381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SUPREMEIND</text:p>
          </table:table-cell>
          <table:table-cell office:value-type="float" office:value="1129.636" calcext:value-type="float">
            <text:p>1129.636</text:p>
          </table:table-cell>
          <table:table-cell office:value-type="float" office:value="-145.9" calcext:value-type="float">
            <text:p>-145.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50" calcext:value-type="float">
            <text:p>250</text:p>
          </table:table-cell>
          <table:table-cell table:formula="of:=[.D133]/[.C133]" office:value-type="float" office:value="-0.129156648690375" calcext:value-type="float">
            <text:p>-0.12915664869037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INDIGO</text:p>
          </table:table-cell>
          <table:table-cell office:value-type="float" office:value="1112.8518" calcext:value-type="float">
            <text:p>1112.8518</text:p>
          </table:table-cell>
          <table:table-cell office:value-type="float" office:value="-149.5" calcext:value-type="float">
            <text:p>-149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50" calcext:value-type="float">
            <text:p>250</text:p>
          </table:table-cell>
          <table:table-cell table:formula="of:=[.D134]/[.C134]" office:value-type="float" office:value="-0.134339540988297" calcext:value-type="float">
            <text:p>-0.13433954098829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INDUSINDBK</text:p>
          </table:table-cell>
          <table:table-cell office:value-type="float" office:value="1731.484" calcext:value-type="float">
            <text:p>1731.484</text:p>
          </table:table-cell>
          <table:table-cell office:value-type="float" office:value="-233.3" calcext:value-type="float">
            <text:p>-233.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50" calcext:value-type="float">
            <text:p>250</text:p>
          </table:table-cell>
          <table:table-cell table:formula="of:=[.D135]/[.C135]" office:value-type="float" office:value="-0.134739910966547" calcext:value-type="float">
            <text:p>-0.13473991096654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SCHAEFFLER</text:p>
          </table:table-cell>
          <table:table-cell office:value-type="float" office:value="5369.8886" calcext:value-type="float">
            <text:p>5369.8886</text:p>
          </table:table-cell>
          <table:table-cell office:value-type="float" office:value="-735.000000000004" calcext:value-type="float">
            <text:p>-735.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50" calcext:value-type="float">
            <text:p>250</text:p>
          </table:table-cell>
          <table:table-cell table:formula="of:=[.D136]/[.C136]" office:value-type="float" office:value="-0.136874347821667" calcext:value-type="float">
            <text:p>-0.136874347821667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MINDTREE</text:p>
          </table:table-cell>
          <table:table-cell office:value-type="float" office:value="947.437" calcext:value-type="float">
            <text:p>947.437</text:p>
          </table:table-cell>
          <table:table-cell office:value-type="float" office:value="-130.8" calcext:value-type="float">
            <text:p>-130.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50" calcext:value-type="float">
            <text:p>250</text:p>
          </table:table-cell>
          <table:table-cell table:formula="of:=[.D137]/[.C137]" office:value-type="float" office:value="-0.138056672897512" calcext:value-type="float">
            <text:p>-0.138056672897512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DMART</text:p>
          </table:table-cell>
          <table:table-cell office:value-type="float" office:value="1483.4246" calcext:value-type="float">
            <text:p>1483.4246</text:p>
          </table:table-cell>
          <table:table-cell office:value-type="float" office:value="-208.199999999998" calcext:value-type="float">
            <text:p>-208.2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50" calcext:value-type="float">
            <text:p>250</text:p>
          </table:table-cell>
          <table:table-cell table:formula="of:=[.D138]/[.C138]" office:value-type="float" office:value="-0.14035091503808" calcext:value-type="float">
            <text:p>-0.1403509150380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GAIL</text:p>
          </table:table-cell>
          <table:table-cell office:value-type="float" office:value="348.5604" calcext:value-type="float">
            <text:p>348.5604</text:p>
          </table:table-cell>
          <table:table-cell office:value-type="float" office:value="-50.7000000000002" calcext:value-type="float">
            <text:p>-50.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50" calcext:value-type="float">
            <text:p>250</text:p>
          </table:table-cell>
          <table:table-cell table:formula="of:=[.D139]/[.C139]" office:value-type="float" office:value="-0.145455421786296" calcext:value-type="float">
            <text:p>-0.14545542178629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MRF</text:p>
          </table:table-cell>
          <table:table-cell office:value-type="float" office:value="68552.8852" calcext:value-type="float">
            <text:p>68552.8852</text:p>
          </table:table-cell>
          <table:table-cell office:value-type="float" office:value="-10493.75" calcext:value-type="float">
            <text:p>-10493.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50" calcext:value-type="float">
            <text:p>250</text:p>
          </table:table-cell>
          <table:table-cell table:formula="of:=[.D140]/[.C140]" office:value-type="float" office:value="-0.153075249413427" calcext:value-type="float">
            <text:p>-0.15307524941342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FINCABLES</text:p>
          </table:table-cell>
          <table:table-cell office:value-type="float" office:value="538.1516" calcext:value-type="float">
            <text:p>538.1516</text:p>
          </table:table-cell>
          <table:table-cell office:value-type="float" office:value="-86.95" calcext:value-type="float">
            <text:p>-87.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50" calcext:value-type="float">
            <text:p>250</text:p>
          </table:table-cell>
          <table:table-cell table:formula="of:=[.D141]/[.C141]" office:value-type="float" office:value="-0.161571572025429" calcext:value-type="float">
            <text:p>-0.161571572025429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DMART</text:p>
          </table:table-cell>
          <table:table-cell office:value-type="float" office:value="1483.4246" calcext:value-type="float">
            <text:p>1483.4246</text:p>
          </table:table-cell>
          <table:table-cell office:value-type="float" office:value="-246.45" calcext:value-type="float">
            <text:p>-246.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50" calcext:value-type="float">
            <text:p>250</text:p>
          </table:table-cell>
          <table:table-cell table:formula="of:=[.D142]/[.C142]" office:value-type="float" office:value="-0.166135845394501" calcext:value-type="float">
            <text:p>-0.16613584539450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COALINDIA</text:p>
          </table:table-cell>
          <table:table-cell office:value-type="float" office:value="260.276" calcext:value-type="float">
            <text:p>260.276</text:p>
          </table:table-cell>
          <table:table-cell office:value-type="float" office:value="-43.85" calcext:value-type="float">
            <text:p>-43.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50" calcext:value-type="float">
            <text:p>250</text:p>
          </table:table-cell>
          <table:table-cell table:formula="of:=[.D143]/[.C143]" office:value-type="float" office:value="-0.168475003457868" calcext:value-type="float">
            <text:p>-0.16847500345786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ONGC</text:p>
          </table:table-cell>
          <table:table-cell office:value-type="float" office:value="160.4134" calcext:value-type="float">
            <text:p>160.4134</text:p>
          </table:table-cell>
          <table:table-cell office:value-type="float" office:value="-28.35" calcext:value-type="float">
            <text:p>-28.4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50" calcext:value-type="float">
            <text:p>250</text:p>
          </table:table-cell>
          <table:table-cell table:formula="of:=[.D144]/[.C144]" office:value-type="float" office:value="-0.176730871610477" calcext:value-type="float">
            <text:p>-0.176730871610477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TATASTEEL</text:p>
          </table:table-cell>
          <table:table-cell office:value-type="float" office:value="548.3656" calcext:value-type="float">
            <text:p>548.3656</text:p>
          </table:table-cell>
          <table:table-cell office:value-type="float" office:value="-97.0000000000004" calcext:value-type="float">
            <text:p>-97.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50" calcext:value-type="float">
            <text:p>250</text:p>
          </table:table-cell>
          <table:table-cell table:formula="of:=[.D145]/[.C145]" office:value-type="float" office:value="-0.176889287001228" calcext:value-type="float">
            <text:p>-0.176889287001228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DRREDDY</text:p>
          </table:table-cell>
          <table:table-cell office:value-type="float" office:value="2420.5716" calcext:value-type="float">
            <text:p>2420.5716</text:p>
          </table:table-cell>
          <table:table-cell office:value-type="float" office:value="-432.400000000002" calcext:value-type="float">
            <text:p>-432.4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50" calcext:value-type="float">
            <text:p>250</text:p>
          </table:table-cell>
          <table:table-cell table:formula="of:=[.D146]/[.C146]" office:value-type="float" office:value="-0.178635492542341" calcext:value-type="float">
            <text:p>-0.17863549254234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TATASTEEL</text:p>
          </table:table-cell>
          <table:table-cell office:value-type="float" office:value="548.3656" calcext:value-type="float">
            <text:p>548.3656</text:p>
          </table:table-cell>
          <table:table-cell office:value-type="float" office:value="-98.3999999999999" calcext:value-type="float">
            <text:p>-98.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50" calcext:value-type="float">
            <text:p>250</text:p>
          </table:table-cell>
          <table:table-cell table:formula="of:=[.D147]/[.C147]" office:value-type="float" office:value="-0.179442328256915" calcext:value-type="float">
            <text:p>-0.17944232825691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MOTHERSUMI</text:p>
          </table:table-cell>
          <table:table-cell office:value-type="float" office:value="237.7122" calcext:value-type="float">
            <text:p>237.7122</text:p>
          </table:table-cell>
          <table:table-cell office:value-type="float" office:value="-43.2000000000001" calcext:value-type="float">
            <text:p>-43.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50" calcext:value-type="float">
            <text:p>250</text:p>
          </table:table-cell>
          <table:table-cell table:formula="of:=[.D148]/[.C148]" office:value-type="float" office:value="-0.181732363757519" calcext:value-type="float">
            <text:p>-0.181732363757519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INDUSINDBK</text:p>
          </table:table-cell>
          <table:table-cell office:value-type="float" office:value="1731.484" calcext:value-type="float">
            <text:p>1731.484</text:p>
          </table:table-cell>
          <table:table-cell office:value-type="float" office:value="-316.650000000001" calcext:value-type="float">
            <text:p>-316.7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50" calcext:value-type="float">
            <text:p>250</text:p>
          </table:table-cell>
          <table:table-cell table:formula="of:=[.D149]/[.C149]" office:value-type="float" office:value="-0.182877808862225" calcext:value-type="float">
            <text:p>-0.18287780886222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SCHAEFFLER</text:p>
          </table:table-cell>
          <table:table-cell office:value-type="float" office:value="5369.8886" calcext:value-type="float">
            <text:p>5369.8886</text:p>
          </table:table-cell>
          <table:table-cell office:value-type="float" office:value="-995.149999999996" calcext:value-type="float">
            <text:p>-995.1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50" calcext:value-type="float">
            <text:p>250</text:p>
          </table:table-cell>
          <table:table-cell table:formula="of:=[.D150]/[.C150]" office:value-type="float" office:value="-0.185320418006436" calcext:value-type="float">
            <text:p>-0.185320418006436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CHOLAFIN</text:p>
          </table:table-cell>
          <table:table-cell office:value-type="float" office:value="1377.689" calcext:value-type="float">
            <text:p>1377.689</text:p>
          </table:table-cell>
          <table:table-cell office:value-type="float" office:value="-262.15" calcext:value-type="float">
            <text:p>-262.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50" calcext:value-type="float">
            <text:p>250</text:p>
          </table:table-cell>
          <table:table-cell table:formula="of:=[.D151]/[.C151]" office:value-type="float" office:value="-0.190282422230271" calcext:value-type="float">
            <text:p>-0.19028242223027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BPCL</text:p>
          </table:table-cell>
          <table:table-cell office:value-type="float" office:value="361.7512" calcext:value-type="float">
            <text:p>361.7512</text:p>
          </table:table-cell>
          <table:table-cell office:value-type="float" office:value="-69.4500000000003" calcext:value-type="float">
            <text:p>-69.5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50" calcext:value-type="float">
            <text:p>250</text:p>
          </table:table-cell>
          <table:table-cell table:formula="of:=[.D152]/[.C152]" office:value-type="float" office:value="-0.191982777113111" calcext:value-type="float">
            <text:p>-0.19198277711311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FRETAIL</text:p>
          </table:table-cell>
          <table:table-cell office:value-type="float" office:value="512.8658" calcext:value-type="float">
            <text:p>512.8658</text:p>
          </table:table-cell>
          <table:table-cell office:value-type="float" office:value="-98.8500000000005" calcext:value-type="float">
            <text:p>-98.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50" calcext:value-type="float">
            <text:p>250</text:p>
          </table:table-cell>
          <table:table-cell table:formula="of:=[.D153]/[.C153]" office:value-type="float" office:value="-0.192740479088293" calcext:value-type="float">
            <text:p>-0.19274047908829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SCHAEFFLER</text:p>
          </table:table-cell>
          <table:table-cell office:value-type="float" office:value="5369.8886" calcext:value-type="float">
            <text:p>5369.8886</text:p>
          </table:table-cell>
          <table:table-cell office:value-type="float" office:value="-1042.6" calcext:value-type="float">
            <text:p>-1042.6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50" calcext:value-type="float">
            <text:p>250</text:p>
          </table:table-cell>
          <table:table-cell table:formula="of:=[.D154]/[.C154]" office:value-type="float" office:value="-0.19415672794404" calcext:value-type="float">
            <text:p>-0.19415672794404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CHOLAFIN</text:p>
          </table:table-cell>
          <table:table-cell office:value-type="float" office:value="1377.689" calcext:value-type="float">
            <text:p>1377.689</text:p>
          </table:table-cell>
          <table:table-cell office:value-type="float" office:value="-268.6" calcext:value-type="float">
            <text:p>-268.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50" calcext:value-type="float">
            <text:p>250</text:p>
          </table:table-cell>
          <table:table-cell table:formula="of:=[.D155]/[.C155]" office:value-type="float" office:value="-0.194964175514212" calcext:value-type="float">
            <text:p>-0.19496417551421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DMART</text:p>
          </table:table-cell>
          <table:table-cell office:value-type="float" office:value="1483.4246" calcext:value-type="float">
            <text:p>1483.4246</text:p>
          </table:table-cell>
          <table:table-cell office:value-type="float" office:value="-291.25" calcext:value-type="float">
            <text:p>-291.3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50" calcext:value-type="float">
            <text:p>250</text:p>
          </table:table-cell>
          <table:table-cell table:formula="of:=[.D156]/[.C156]" office:value-type="float" office:value="-0.196336234413262" calcext:value-type="float">
            <text:p>-0.196336234413262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CADILAHC</text:p>
          </table:table-cell>
          <table:table-cell office:value-type="float" office:value="364.3376" calcext:value-type="float">
            <text:p>364.3376</text:p>
          </table:table-cell>
          <table:table-cell office:value-type="float" office:value="-73.2499999999998" calcext:value-type="float">
            <text:p>-73.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50" calcext:value-type="float">
            <text:p>250</text:p>
          </table:table-cell>
          <table:table-cell table:formula="of:=[.D157]/[.C157]" office:value-type="float" office:value="-0.201049795574214" calcext:value-type="float">
            <text:p>-0.20104979557421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CADILAHC</text:p>
          </table:table-cell>
          <table:table-cell office:value-type="float" office:value="364.3376" calcext:value-type="float">
            <text:p>364.3376</text:p>
          </table:table-cell>
          <table:table-cell office:value-type="float" office:value="-77.0999999999999" calcext:value-type="float">
            <text:p>-77.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50" calcext:value-type="float">
            <text:p>250</text:p>
          </table:table-cell>
          <table:table-cell table:formula="of:=[.D158]/[.C158]" office:value-type="float" office:value="-0.211616917935453" calcext:value-type="float">
            <text:p>-0.21161691793545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HINDALCO</text:p>
          </table:table-cell>
          <table:table-cell office:value-type="float" office:value="222.4094" calcext:value-type="float">
            <text:p>222.4094</text:p>
          </table:table-cell>
          <table:table-cell office:value-type="float" office:value="-47.65" calcext:value-type="float">
            <text:p>-47.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50" calcext:value-type="float">
            <text:p>250</text:p>
          </table:table-cell>
          <table:table-cell table:formula="of:=[.D159]/[.C159]" office:value-type="float" office:value="-0.214244541822423" calcext:value-type="float">
            <text:p>-0.21424454182242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ETRONET</text:p>
          </table:table-cell>
          <table:table-cell office:value-type="float" office:value="223.1046" calcext:value-type="float">
            <text:p>223.1046</text:p>
          </table:table-cell>
          <table:table-cell office:value-type="float" office:value="-49.8000000000002" calcext:value-type="float">
            <text:p>-49.8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50" calcext:value-type="float">
            <text:p>250</text:p>
          </table:table-cell>
          <table:table-cell table:formula="of:=[.D160]/[.C160]" office:value-type="float" office:value="-0.223213685419307" calcext:value-type="float">
            <text:p>-0.22321368541930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BPCL</text:p>
          </table:table-cell>
          <table:table-cell office:value-type="float" office:value="361.7512" calcext:value-type="float">
            <text:p>361.7512</text:p>
          </table:table-cell>
          <table:table-cell office:value-type="float" office:value="-82.6" calcext:value-type="float">
            <text:p>-82.6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50" calcext:value-type="float">
            <text:p>250</text:p>
          </table:table-cell>
          <table:table-cell table:formula="of:=[.D161]/[.C161]" office:value-type="float" office:value="-0.2283337277112" calcext:value-type="float">
            <text:p>-0.2283337277112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ZEEL</text:p>
          </table:table-cell>
          <table:table-cell office:value-type="float" office:value="489.649" calcext:value-type="float">
            <text:p>489.649</text:p>
          </table:table-cell>
          <table:table-cell office:value-type="float" office:value="-115.95" calcext:value-type="float">
            <text:p>-116.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50" calcext:value-type="float">
            <text:p>250</text:p>
          </table:table-cell>
          <table:table-cell table:formula="of:=[.D162]/[.C162]" office:value-type="float" office:value="-0.236802280817483" calcext:value-type="float">
            <text:p>-0.236802280817483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WABCOINDIA</text:p>
          </table:table-cell>
          <table:table-cell office:value-type="float" office:value="6851.0708" calcext:value-type="float">
            <text:p>6851.0708</text:p>
          </table:table-cell>
          <table:table-cell office:value-type="float" office:value="-1710.05" calcext:value-type="float">
            <text:p>-1710.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50" calcext:value-type="float">
            <text:p>250</text:p>
          </table:table-cell>
          <table:table-cell table:formula="of:=[.D163]/[.C163]" office:value-type="float" office:value="-0.249603317484327" calcext:value-type="float">
            <text:p>-0.249603317484327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CHOLAFIN</text:p>
          </table:table-cell>
          <table:table-cell office:value-type="float" office:value="1377.689" calcext:value-type="float">
            <text:p>1377.689</text:p>
          </table:table-cell>
          <table:table-cell office:value-type="float" office:value="-346.15" calcext:value-type="float">
            <text:p>-346.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50" calcext:value-type="float">
            <text:p>250</text:p>
          </table:table-cell>
          <table:table-cell table:formula="of:=[.D164]/[.C164]" office:value-type="float" office:value="-0.251254092904857" calcext:value-type="float">
            <text:p>-0.25125409290485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MOTHERSUMI</text:p>
          </table:table-cell>
          <table:table-cell office:value-type="float" office:value="237.7122" calcext:value-type="float">
            <text:p>237.7122</text:p>
          </table:table-cell>
          <table:table-cell office:value-type="float" office:value="-60.3" calcext:value-type="float">
            <text:p>-60.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50" calcext:value-type="float">
            <text:p>250</text:p>
          </table:table-cell>
          <table:table-cell table:formula="of:=[.D165]/[.C165]" office:value-type="float" office:value="-0.253668091078203" calcext:value-type="float">
            <text:p>-0.25366809107820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WABCOINDIA</text:p>
          </table:table-cell>
          <table:table-cell office:value-type="float" office:value="6851.0708" calcext:value-type="float">
            <text:p>6851.0708</text:p>
          </table:table-cell>
          <table:table-cell office:value-type="float" office:value="-1752.15" calcext:value-type="float">
            <text:p>-1752.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50" calcext:value-type="float">
            <text:p>250</text:p>
          </table:table-cell>
          <table:table-cell table:formula="of:=[.D166]/[.C166]" office:value-type="float" office:value="-0.255748342288332" calcext:value-type="float">
            <text:p>-0.255748342288332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GLAXO</text:p>
          </table:table-cell>
          <table:table-cell office:value-type="float" office:value="2010.5872" calcext:value-type="float">
            <text:p>2010.5872</text:p>
          </table:table-cell>
          <table:table-cell office:value-type="float" office:value="-542.05" calcext:value-type="float">
            <text:p>-542.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50" calcext:value-type="float">
            <text:p>250</text:p>
          </table:table-cell>
          <table:table-cell table:formula="of:=[.D167]/[.C167]" office:value-type="float" office:value="-0.269597856785321" calcext:value-type="float">
            <text:p>-0.26959785678532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GAIL</text:p>
          </table:table-cell>
          <table:table-cell office:value-type="float" office:value="348.5604" calcext:value-type="float">
            <text:p>348.5604</text:p>
          </table:table-cell>
          <table:table-cell office:value-type="float" office:value="-96.9000000000002" calcext:value-type="float">
            <text:p>-96.9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50" calcext:value-type="float">
            <text:p>250</text:p>
          </table:table-cell>
          <table:table-cell table:formula="of:=[.D168]/[.C168]" office:value-type="float" office:value="-0.278000599035347" calcext:value-type="float">
            <text:p>-0.27800059903534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GAIL</text:p>
          </table:table-cell>
          <table:table-cell office:value-type="float" office:value="348.5604" calcext:value-type="float">
            <text:p>348.5604</text:p>
          </table:table-cell>
          <table:table-cell office:value-type="float" office:value="-97.1" calcext:value-type="float">
            <text:p>-97.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50" calcext:value-type="float">
            <text:p>250</text:p>
          </table:table-cell>
          <table:table-cell table:formula="of:=[.D169]/[.C169]" office:value-type="float" office:value="-0.278574387681446" calcext:value-type="float">
            <text:p>-0.278574387681446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PETRONET</text:p>
          </table:table-cell>
          <table:table-cell office:value-type="float" office:value="223.1046" calcext:value-type="float">
            <text:p>223.1046</text:p>
          </table:table-cell>
          <table:table-cell office:value-type="float" office:value="-67.7000000000001" calcext:value-type="float">
            <text:p>-67.7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50" calcext:value-type="float">
            <text:p>250</text:p>
          </table:table-cell>
          <table:table-cell table:formula="of:=[.D170]/[.C170]" office:value-type="float" office:value="-0.303445110499739" calcext:value-type="float">
            <text:p>-0.303445110499739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GRUH</text:p>
          </table:table-cell>
          <table:table-cell office:value-type="float" office:value="356.071200000001" calcext:value-type="float">
            <text:p>356.071200000001</text:p>
          </table:table-cell>
          <table:table-cell office:value-type="float" office:value="-114.45" calcext:value-type="float">
            <text:p>-114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50" calcext:value-type="float">
            <text:p>250</text:p>
          </table:table-cell>
          <table:table-cell table:formula="of:=[.D171]/[.C171]" office:value-type="float" office:value="-0.321424479149113" calcext:value-type="float">
            <text:p>-0.32142447914911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WABCOINDIA</text:p>
          </table:table-cell>
          <table:table-cell office:value-type="float" office:value="6851.0708" calcext:value-type="float">
            <text:p>6851.0708</text:p>
          </table:table-cell>
          <table:table-cell office:value-type="float" office:value="-2268.75" calcext:value-type="float">
            <text:p>-2268.8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50" calcext:value-type="float">
            <text:p>250</text:p>
          </table:table-cell>
          <table:table-cell table:formula="of:=[.D172]/[.C172]" office:value-type="float" office:value="-0.33115261339877" calcext:value-type="float">
            <text:p>-0.3311526133987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ONGC</text:p>
          </table:table-cell>
          <table:table-cell office:value-type="float" office:value="160.4134" calcext:value-type="float">
            <text:p>160.4134</text:p>
          </table:table-cell>
          <table:table-cell office:value-type="float" office:value="-53.65" calcext:value-type="float">
            <text:p>-53.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50" calcext:value-type="float">
            <text:p>250</text:p>
          </table:table-cell>
          <table:table-cell table:formula="of:=[.D173]/[.C173]" office:value-type="float" office:value="-0.334448369026528" calcext:value-type="float">
            <text:p>-0.334448369026528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BHARTIARTL</text:p>
          </table:table-cell>
          <table:table-cell office:value-type="float" office:value="344.5958" calcext:value-type="float">
            <text:p>344.5958</text:p>
          </table:table-cell>
          <table:table-cell office:value-type="float" office:value="-117.600000000001" calcext:value-type="float">
            <text:p>-117.6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50" calcext:value-type="float">
            <text:p>250</text:p>
          </table:table-cell>
          <table:table-cell table:formula="of:=[.D174]/[.C174]" office:value-type="float" office:value="-0.341269394461572" calcext:value-type="float">
            <text:p>-0.341269394461572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GRASIM</text:p>
          </table:table-cell>
          <table:table-cell office:value-type="float" office:value="924.405" calcext:value-type="float">
            <text:p>924.405</text:p>
          </table:table-cell>
          <table:table-cell office:value-type="float" office:value="-325.149999999999" calcext:value-type="float">
            <text:p>-325.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50" calcext:value-type="float">
            <text:p>250</text:p>
          </table:table-cell>
          <table:table-cell table:formula="of:=[.D175]/[.C175]" office:value-type="float" office:value="-0.351739767742492" calcext:value-type="float">
            <text:p>-0.351739767742492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BPCL</text:p>
          </table:table-cell>
          <table:table-cell office:value-type="float" office:value="361.7512" calcext:value-type="float">
            <text:p>361.7512</text:p>
          </table:table-cell>
          <table:table-cell office:value-type="float" office:value="-128.1" calcext:value-type="float">
            <text:p>-128.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50" calcext:value-type="float">
            <text:p>250</text:p>
          </table:table-cell>
          <table:table-cell table:formula="of:=[.D176]/[.C176]" office:value-type="float" office:value="-0.354110781111438" calcext:value-type="float">
            <text:p>-0.35411078111143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TATAMOTORS</text:p>
          </table:table-cell>
          <table:table-cell office:value-type="float" office:value="232.0058" calcext:value-type="float">
            <text:p>232.0058</text:p>
          </table:table-cell>
          <table:table-cell office:value-type="float" office:value="-84.4999999999999" calcext:value-type="float">
            <text:p>-84.5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50" calcext:value-type="float">
            <text:p>250</text:p>
          </table:table-cell>
          <table:table-cell table:formula="of:=[.D177]/[.C177]" office:value-type="float" office:value="-0.364215032555221" calcext:value-type="float">
            <text:p>-0.364215032555221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GRASIM</text:p>
          </table:table-cell>
          <table:table-cell office:value-type="float" office:value="924.405" calcext:value-type="float">
            <text:p>924.405</text:p>
          </table:table-cell>
          <table:table-cell office:value-type="float" office:value="-341.35" calcext:value-type="float">
            <text:p>-341.4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50" calcext:value-type="float">
            <text:p>250</text:p>
          </table:table-cell>
          <table:table-cell table:formula="of:=[.D178]/[.C178]" office:value-type="float" office:value="-0.369264553956328" calcext:value-type="float">
            <text:p>-0.369264553956328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HINDALCO</text:p>
          </table:table-cell>
          <table:table-cell office:value-type="float" office:value="222.4094" calcext:value-type="float">
            <text:p>222.4094</text:p>
          </table:table-cell>
          <table:table-cell office:value-type="float" office:value="-84.15" calcext:value-type="float">
            <text:p>-84.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50" calcext:value-type="float">
            <text:p>250</text:p>
          </table:table-cell>
          <table:table-cell table:formula="of:=[.D179]/[.C179]" office:value-type="float" office:value="-0.378356310479683" calcext:value-type="float">
            <text:p>-0.37835631047968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BHARTIARTL</text:p>
          </table:table-cell>
          <table:table-cell office:value-type="float" office:value="344.5958" calcext:value-type="float">
            <text:p>344.5958</text:p>
          </table:table-cell>
          <table:table-cell office:value-type="float" office:value="-136.35" calcext:value-type="float">
            <text:p>-136.4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50" calcext:value-type="float">
            <text:p>250</text:p>
          </table:table-cell>
          <table:table-cell table:formula="of:=[.D180]/[.C180]" office:value-type="float" office:value="-0.39568096883363" calcext:value-type="float">
            <text:p>-0.3956809688336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BHARTIARTL</text:p>
          </table:table-cell>
          <table:table-cell office:value-type="float" office:value="344.5958" calcext:value-type="float">
            <text:p>344.5958</text:p>
          </table:table-cell>
          <table:table-cell office:value-type="float" office:value="-136.5" calcext:value-type="float">
            <text:p>-136.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50" calcext:value-type="float">
            <text:p>250</text:p>
          </table:table-cell>
          <table:table-cell table:formula="of:=[.D181]/[.C181]" office:value-type="float" office:value="-0.396116261428607" calcext:value-type="float">
            <text:p>-0.396116261428607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HINDALCO</text:p>
          </table:table-cell>
          <table:table-cell office:value-type="float" office:value="222.4094" calcext:value-type="float">
            <text:p>222.4094</text:p>
          </table:table-cell>
          <table:table-cell office:value-type="float" office:value="-90.45" calcext:value-type="float">
            <text:p>-90.5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50" calcext:value-type="float">
            <text:p>250</text:p>
          </table:table-cell>
          <table:table-cell table:formula="of:=[.D182]/[.C182]" office:value-type="float" office:value="-0.40668245137121" calcext:value-type="float">
            <text:p>-0.40668245137121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TATAMOTORS</text:p>
          </table:table-cell>
          <table:table-cell office:value-type="float" office:value="232.0058" calcext:value-type="float">
            <text:p>232.0058</text:p>
          </table:table-cell>
          <table:table-cell office:value-type="float" office:value="-99.7" calcext:value-type="float">
            <text:p>-99.7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50" calcext:value-type="float">
            <text:p>250</text:p>
          </table:table-cell>
          <table:table-cell table:formula="of:=[.D183]/[.C183]" office:value-type="float" office:value="-0.429730636044444" calcext:value-type="float">
            <text:p>-0.42973063604444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TATAMOTORS</text:p>
          </table:table-cell>
          <table:table-cell office:value-type="float" office:value="232.0058" calcext:value-type="float">
            <text:p>232.0058</text:p>
          </table:table-cell>
          <table:table-cell office:value-type="float" office:value="-102.3" calcext:value-type="float">
            <text:p>-102.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50" calcext:value-type="float">
            <text:p>250</text:p>
          </table:table-cell>
          <table:table-cell table:formula="of:=[.D184]/[.C184]" office:value-type="float" office:value="-0.440937252430758" calcext:value-type="float">
            <text:p>-0.44093725243075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ONGC</text:p>
          </table:table-cell>
          <table:table-cell office:value-type="float" office:value="160.4134" calcext:value-type="float">
            <text:p>160.4134</text:p>
          </table:table-cell>
          <table:table-cell office:value-type="float" office:value="-71.0999999999999" calcext:value-type="float">
            <text:p>-71.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50" calcext:value-type="float">
            <text:p>250</text:p>
          </table:table-cell>
          <table:table-cell table:formula="of:=[.D185]/[.C185]" office:value-type="float" office:value="-0.443229804991353" calcext:value-type="float">
            <text:p>-0.44322980499135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INFY</text:p>
          </table:table-cell>
          <table:table-cell office:value-type="float" office:value="942.0686" calcext:value-type="float">
            <text:p>942.0686</text:p>
          </table:table-cell>
          <table:table-cell office:value-type="float" office:value="-426.55" calcext:value-type="float">
            <text:p>-426.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50" calcext:value-type="float">
            <text:p>250</text:p>
          </table:table-cell>
          <table:table-cell table:formula="of:=[.D186]/[.C186]" office:value-type="float" office:value="-0.452780190317351" calcext:value-type="float">
            <text:p>-0.45278019031735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ETRONET</text:p>
          </table:table-cell>
          <table:table-cell office:value-type="float" office:value="223.1046" calcext:value-type="float">
            <text:p>223.1046</text:p>
          </table:table-cell>
          <table:table-cell office:value-type="float" office:value="-102.3" calcext:value-type="float">
            <text:p>-102.3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50" calcext:value-type="float">
            <text:p>250</text:p>
          </table:table-cell>
          <table:table-cell table:formula="of:=[.D187]/[.C187]" office:value-type="float" office:value="-0.458529317638453" calcext:value-type="float">
            <text:p>-0.458529317638453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GLAXO</text:p>
          </table:table-cell>
          <table:table-cell office:value-type="float" office:value="2010.5872" calcext:value-type="float">
            <text:p>2010.5872</text:p>
          </table:table-cell>
          <table:table-cell office:value-type="float" office:value="-922.35" calcext:value-type="float">
            <text:p>-922.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50" calcext:value-type="float">
            <text:p>250</text:p>
          </table:table-cell>
          <table:table-cell table:formula="of:=[.D188]/[.C188]" office:value-type="float" office:value="-0.45874657910883" calcext:value-type="float">
            <text:p>-0.45874657910883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INFY</text:p>
          </table:table-cell>
          <table:table-cell office:value-type="float" office:value="942.0686" calcext:value-type="float">
            <text:p>942.0686</text:p>
          </table:table-cell>
          <table:table-cell office:value-type="float" office:value="-456.6" calcext:value-type="float">
            <text:p>-456.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50" calcext:value-type="float">
            <text:p>250</text:p>
          </table:table-cell>
          <table:table-cell table:formula="of:=[.D189]/[.C189]" office:value-type="float" office:value="-0.484678079706722" calcext:value-type="float">
            <text:p>-0.484678079706722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GLAXO</text:p>
          </table:table-cell>
          <table:table-cell office:value-type="float" office:value="2010.5872" calcext:value-type="float">
            <text:p>2010.5872</text:p>
          </table:table-cell>
          <table:table-cell office:value-type="float" office:value="-1081.3" calcext:value-type="float">
            <text:p>-1081.3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50" calcext:value-type="float">
            <text:p>250</text:p>
          </table:table-cell>
          <table:table-cell table:formula="of:=[.D190]/[.C190]" office:value-type="float" office:value="-0.537803085586142" calcext:value-type="float">
            <text:p>-0.53780308558614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INFY</text:p>
          </table:table-cell>
          <table:table-cell office:value-type="float" office:value="942.0686" calcext:value-type="float">
            <text:p>942.0686</text:p>
          </table:table-cell>
          <table:table-cell office:value-type="float" office:value="-526.5" calcext:value-type="float">
            <text:p>-526.5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50" calcext:value-type="float">
            <text:p>250</text:p>
          </table:table-cell>
          <table:table-cell table:formula="of:=[.D191]/[.C191]" office:value-type="float" office:value="-0.558876497953547" calcext:value-type="float">
            <text:p>-0.558876497953547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BRITANNIA</text:p>
          </table:table-cell>
          <table:table-cell office:value-type="float" office:value="4909.552" calcext:value-type="float">
            <text:p>4909.552</text:p>
          </table:table-cell>
          <table:table-cell office:value-type="float" office:value="-2891.55" calcext:value-type="float">
            <text:p>-2891.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50" calcext:value-type="float">
            <text:p>250</text:p>
          </table:table-cell>
          <table:table-cell table:formula="of:=[.D192]/[.C192]" office:value-type="float" office:value="-0.588964125443624" calcext:value-type="float">
            <text:p>-0.58896412544362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BRITANNIA</text:p>
          </table:table-cell>
          <table:table-cell office:value-type="float" office:value="4909.552" calcext:value-type="float">
            <text:p>4909.552</text:p>
          </table:table-cell>
          <table:table-cell office:value-type="float" office:value="-2929.2" calcext:value-type="float">
            <text:p>-2929.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50" calcext:value-type="float">
            <text:p>250</text:p>
          </table:table-cell>
          <table:table-cell table:formula="of:=[.D193]/[.C193]" office:value-type="float" office:value="-0.596632849596052" calcext:value-type="float">
            <text:p>-0.59663284959605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BRITANNIA</text:p>
          </table:table-cell>
          <table:table-cell office:value-type="float" office:value="4909.552" calcext:value-type="float">
            <text:p>4909.552</text:p>
          </table:table-cell>
          <table:table-cell office:value-type="float" office:value="-3016.3" calcext:value-type="float">
            <text:p>-3016.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50" calcext:value-type="float">
            <text:p>250</text:p>
          </table:table-cell>
          <table:table-cell table:formula="of:=[.D194]/[.C194]" office:value-type="float" office:value="-0.61437377585572" calcext:value-type="float">
            <text:p>-0.6143737758557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TCS</text:p>
          </table:table-cell>
          <table:table-cell office:value-type="float" office:value="2179.7598" calcext:value-type="float">
            <text:p>2179.7598</text:p>
          </table:table-cell>
          <table:table-cell office:value-type="float" office:value="-1501.45" calcext:value-type="float">
            <text:p>-1501.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50" calcext:value-type="float">
            <text:p>250</text:p>
          </table:table-cell>
          <table:table-cell table:formula="of:=[.D195]/[.C195]" office:value-type="float" office:value="-0.68881442808515" calcext:value-type="float">
            <text:p>-0.6888144280851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JUBLFOOD</text:p>
          </table:table-cell>
          <table:table-cell office:value-type="float" office:value="1581.1284" calcext:value-type="float">
            <text:p>1581.1284</text:p>
          </table:table-cell>
          <table:table-cell office:value-type="float" office:value="-1246.4" calcext:value-type="float">
            <text:p>-1246.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50" calcext:value-type="float">
            <text:p>250</text:p>
          </table:table-cell>
          <table:table-cell table:formula="of:=[.D196]/[.C196]" office:value-type="float" office:value="-0.788297775183849" calcext:value-type="float">
            <text:p>-0.78829777518384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JUBLFOOD</text:p>
          </table:table-cell>
          <table:table-cell office:value-type="float" office:value="1581.1284" calcext:value-type="float">
            <text:p>1581.1284</text:p>
          </table:table-cell>
          <table:table-cell office:value-type="float" office:value="-1247" calcext:value-type="float">
            <text:p>-1247.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50" calcext:value-type="float">
            <text:p>250</text:p>
          </table:table-cell>
          <table:table-cell table:formula="of:=[.D197]/[.C197]" office:value-type="float" office:value="-0.788677251006306" calcext:value-type="float">
            <text:p>-0.788677251006306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GRUH</text:p>
          </table:table-cell>
          <table:table-cell office:value-type="float" office:value="356.071200000001" calcext:value-type="float">
            <text:p>356.071200000001</text:p>
          </table:table-cell>
          <table:table-cell office:value-type="float" office:value="-366.6" calcext:value-type="float">
            <text:p>-366.6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50" calcext:value-type="float">
            <text:p>250</text:p>
          </table:table-cell>
          <table:table-cell table:formula="of:=[.D198]/[.C198]" office:value-type="float" office:value="-1.02956936702547" calcext:value-type="float">
            <text:p>-1.02956936702547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GRUH</text:p>
          </table:table-cell>
          <table:table-cell office:value-type="float" office:value="356.071200000001" calcext:value-type="float">
            <text:p>356.071200000001</text:p>
          </table:table-cell>
          <table:table-cell office:value-type="float" office:value="-397" calcext:value-type="float">
            <text:p>-397.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50" calcext:value-type="float">
            <text:p>250</text:p>
          </table:table-cell>
          <table:table-cell table:formula="of:=[.D199]/[.C199]" office:value-type="float" office:value="-1.1149455502158" calcext:value-type="float">
            <text:p>-1.1149455502158</text:p>
          </table:table-cell>
        </table:table-row>
        <table:table-row table:style-name="ro1" table:number-rows-repeated="1048376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  <table:database-ranges>
        <table:database-range table:name="__Anonymous_Sheet_DB__0" table:target-range-address="mom_output.A1:mom_output.I199" table:display-filter-buttons="true">
          <table:sort>
            <table:sort-by table:field-number="8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08">00/00/0000</text:date>, <text:time style:data-style-name="N2" text:time-value="19:21:35.17181189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4-08T19:28:40.228720261</dc:date>
    <meta:editing-duration>PT10M39S</meta:editing-duration>
    <meta:editing-cycles>3</meta:editing-cycles>
    <meta:generator>LibreOffice/6.1.5.2$Linux_X86_64 LibreOffice_project/10$Build-2</meta:generator>
    <meta:document-statistic meta:table-count="1" meta:cell-count="1790" meta:object-count="0"/>
  </office:meta>
</office:document-meta>
</file>